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CD000001CD703A157B0DD7172C.png" manifest:media-type="image/png"/>
  <manifest:file-entry manifest:full-path="Pictures/100002000000092C000004FEA0147B20F96F26AA.png" manifest:media-type="image/png"/>
  <manifest:file-entry manifest:full-path="Pictures/100002010000010D0000010D16BF40E5525423A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Open Sans Light1" svg:font-family="'Open Sans Light'"/>
    <style:font-face style:name="OpenSymbol2" svg:font-family="OpenSymbol, 'Arial Unicode MS'"/>
    <style:font-face style:name="Arial3" svg:font-family="Arial" style:font-family-generic="swiss"/>
    <style:font-face style:name="Open Sans1" svg:font-family="'Open Sans'"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alibri Light" svg:font-family="'Calibri Light'" style:font-pitch="variable"/>
    <style:font-face style:name="Liberation Sans3" svg:font-family="'Liberation Sans'" style:font-pitch="variable"/>
    <style:font-face style:name="Liberation Serif2" svg:font-family="'Liberation Serif'" style:font-pitch="variable"/>
    <style:font-face style:name="Microsoft YaHei2" svg:font-family="'Microsoft YaHei'" style:font-pitch="variable"/>
    <style:font-face style:name="Open Sans Light" svg:font-family="'Open Sans Light'" style:font-pitch="variable"/>
    <style:font-face style:name="OpenSymbol1" svg:font-family="OpenSymbol, 'Arial Unicode MS'" style:font-pitch="variable"/>
    <style:font-face style:name="Segoe UI2" svg:font-family="'Segoe UI'" style:font-pitch="variable"/>
    <style:font-face style:name="Tahoma1" svg:font-family="Tahoma" style:font-pitch="variable"/>
    <style:font-face style:name="Microsoft YaHei1" svg:font-family="'Microsoft YaHei'" style:font-family-generic="modern" style:font-pitch="variable"/>
    <style:font-face style:name="Open Sans" svg:font-family="'Open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2" svg:font-family="Arial"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draw:fill="gradient" draw:fill-gradient-name="Gradient_20_1" draw:textarea-vertical-align="top" draw:auto-grow-height="false" draw:fit-to-size="false" style:shrink-to-fit="false" fo:min-height="31.742cm" fo:min-width="23.585cm" fo:padding-top="0.127cm" fo:padding-bottom="0.127cm" fo:padding-left="0.254cm" fo:padding-right="0.254cm" fo:wrap-option="wrap"/>
    </style:style>
    <style:style style:name="gr2" style:family="graphic" style:parent-style-name="standard">
      <style:graphic-properties draw:stroke="none" svg:stroke-width="0.035cm" draw:stroke-linejoin="miter" draw:fill="gradient" draw:fill-gradient-name="Gradient_20_2" draw:textarea-vertical-align="top" draw:auto-grow-height="false" draw:fit-to-size="false" style:shrink-to-fit="false" fo:min-height="29.624cm" fo:min-width="23.817cm" fo:padding-top="0.127cm" fo:padding-bottom="0.127cm" fo:padding-left="0.254cm" fo:padding-right="0.254cm" fo:wrap-option="wrap"/>
    </style:style>
    <style:style style:name="gr3" style:family="graphic" style:parent-style-name="standard">
      <style:graphic-properties draw:stroke="none" svg:stroke-width="0.035cm" draw:stroke-linejoin="miter" draw:fill="gradient" draw:fill-gradient-name="Gradient_20_3" draw:textarea-vertical-align="top" draw:auto-grow-height="false" draw:fit-to-size="false" style:shrink-to-fit="false" fo:min-height="27.865cm" fo:min-width="20.521cm" fo:padding-top="0.127cm" fo:padding-bottom="0.127cm" fo:padding-left="0.254cm" fo:padding-right="0.254cm" fo:wrap-option="wrap"/>
    </style:style>
    <style:style style:name="gr4"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6" style:family="graphic">
      <style:graphic-properties style:protect="size"/>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watermark" draw:luminance="70%" draw:contrast="-70%" draw:gamma="100%" draw:red="0%" draw:green="0%" draw:blue="0%" fo:clip="rect(0.223cm, 2.204cm, 1.62cm, 2.708cm)" draw:image-opacity="100%" style:mirror="none"/>
    </style:style>
    <style:style style:name="gr8"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9"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10" style:family="graphic" style:parent-style-name="standard">
      <style:graphic-properties draw:stroke="solid" svg:stroke-width="0.035cm" svg:stroke-color="#404040" draw:stroke-linejoin="miter" draw:fill="none" draw:textarea-vertical-align="middle" draw:auto-grow-height="false" draw:fit-to-size="false" style:shrink-to-fit="false" fo:min-height="0.206cm" fo:min-width="0.543cm" fo:padding-top="0.125cm" fo:padding-bottom="0.125cm" fo:padding-left="0.25cm" fo:padding-right="0.25cm" fo:wrap-option="wrap"/>
    </style:style>
    <style:style style:name="gr11" style:family="graphic" style:parent-style-name="standard">
      <style:graphic-properties draw:stroke="none" svg:stroke-width="0.035cm" draw:stroke-linejoin="miter" draw:fill="gradient" draw:fill-gradient-name="Gradient_20_11" draw:textarea-vertical-align="top" draw:auto-grow-height="false" draw:fit-to-size="false" style:shrink-to-fit="false" fo:min-height="15.621cm" fo:min-width="8.662cm" fo:padding-top="0.127cm" fo:padding-bottom="0.127cm" fo:padding-left="0.254cm" fo:padding-right="0.254cm" fo:wrap-option="wrap"/>
    </style:style>
    <style:style style:name="gr12"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1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1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1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1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17" style:family="graphic" style:parent-style-name="standard">
      <style:graphic-properties draw:stroke="none" svg:stroke-width="0.035cm" draw:stroke-linejoin="miter" draw:fill="gradient" draw:fill-gradient-name="Gradient_20_4" draw:textarea-vertical-align="middle" draw:auto-grow-height="false" draw:fit-to-size="false" style:shrink-to-fit="false" fo:min-height="0.602cm" fo:min-width="0.352cm" fo:padding-top="0.125cm" fo:padding-bottom="0.125cm" fo:padding-left="0.25cm" fo:padding-right="0.25cm" fo:wrap-option="wrap"/>
    </style:style>
    <style:style style:name="gr18" style:family="graphic" style:parent-style-name="standard">
      <style:graphic-properties draw:stroke="none" svg:stroke-width="0cm" draw:fill="solid" draw:fill-color="#ffffff" draw:textarea-vertical-align="top" draw:auto-grow-height="false" draw:fit-to-size="false" style:shrink-to-fit="false" fo:min-height="0.248cm" fo:min-width="0cm" fo:padding-top="0.127cm" fo:padding-bottom="0.127cm" fo:padding-left="0.254cm" fo:padding-right="0.254cm" fo:wrap-option="wrap"/>
    </style:style>
    <style:style style:name="gr19" style:family="graphic" style:parent-style-name="standard">
      <style:graphic-properties draw:stroke="none" svg:stroke-width="0cm" draw:fill="solid" draw:fill-color="#ffffff" draw:textarea-vertical-align="top" draw:auto-grow-height="false" draw:fit-to-size="false" style:shrink-to-fit="false" fo:min-height="0.228cm" fo:min-width="0cm" fo:padding-top="0.127cm" fo:padding-bottom="0.127cm" fo:padding-left="0.254cm" fo:padding-right="0.254cm" fo:wrap-option="wrap"/>
    </style:style>
    <style:style style:name="gr20"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width="0cm" draw:fill="solid" draw:fill-color="#808080" draw:textarea-vertical-align="top" draw:auto-grow-height="false" draw:fit-to-size="false" style:shrink-to-fit="false" fo:min-height="0.033cm" fo:min-width="0cm" fo:padding-top="0.127cm" fo:padding-bottom="0.127cm" fo:padding-left="0.254cm" fo:padding-right="0.254cm" fo:wrap-option="wrap"/>
    </style:style>
    <style:style style:name="gr23" style:family="graphic" style:parent-style-name="standard">
      <style:graphic-properties draw:stroke="none" svg:stroke-width="0cm" draw:fill="solid" draw:fill-color="#808080" draw:textarea-vertical-align="top" draw:auto-grow-height="false" draw:fit-to-size="false" style:shrink-to-fit="false" fo:min-height="0.057cm" fo:min-width="0cm" fo:padding-top="0.127cm" fo:padding-bottom="0.127cm" fo:padding-left="0.254cm" fo:padding-right="0.254cm" fo:wrap-option="wrap"/>
    </style:style>
    <style:style style:name="gr24" style:family="graphic" style:parent-style-name="standard">
      <style:graphic-properties draw:stroke="none" svg:stroke-width="0cm" draw:fill="solid" draw:fill-color="#808080" draw:textarea-vertical-align="top" draw:auto-grow-height="false" draw:fit-to-size="false" style:shrink-to-fit="false" fo:min-height="0.056cm" fo:min-width="0cm" fo:padding-top="0.127cm" fo:padding-bottom="0.127cm" fo:padding-left="0.254cm" fo:padding-right="0.254cm" fo:wrap-option="wrap"/>
    </style:style>
    <style:style style:name="gr25" style:family="graphic" style:parent-style-name="standard">
      <style:graphic-properties draw:stroke="none" svg:stroke-width="0cm" draw:fill="solid" draw:fill-color="#808080" draw:textarea-vertical-align="top" draw:auto-grow-height="false" draw:fit-to-size="false" style:shrink-to-fit="false" fo:min-height="0.051cm" fo:min-width="0cm" fo:padding-top="0.127cm" fo:padding-bottom="0.127cm" fo:padding-left="0.254cm" fo:padding-right="0.254cm" fo:wrap-option="wrap"/>
    </style:style>
    <style:style style:name="gr26" style:family="graphic" style:parent-style-name="standard">
      <style:graphic-properties draw:stroke="none" svg:stroke-width="0cm" draw:fill="solid" draw:fill-color="#808080" draw:textarea-vertical-align="top" draw:auto-grow-height="false" draw:fit-to-size="false" style:shrink-to-fit="false" fo:min-height="0cm" fo:min-width="0cm" fo:padding-top="0.127cm" fo:padding-bottom="0.127cm" fo:padding-left="0.254cm" fo:padding-right="0.254cm" fo:wrap-option="wrap"/>
    </style:style>
    <style:style style:name="gr27" style:family="graphic" style:parent-style-name="standard">
      <style:graphic-properties draw:stroke="none" svg:stroke-width="0.035cm" draw:stroke-linejoin="miter" draw:fill="gradient" draw:fill-gradient-name="Gradient_20_4" draw:textarea-vertical-align="middle" draw:auto-grow-height="false" draw:fit-to-size="false" style:shrink-to-fit="false" fo:min-height="1.08cm" fo:min-width="0.83cm" fo:padding-top="0.125cm" fo:padding-bottom="0.125cm" fo:padding-left="0.25cm" fo:padding-right="0.25cm" fo:wrap-option="wrap"/>
    </style:style>
    <style:style style:name="gr28" style:family="graphic" style:parent-style-name="standard">
      <style:graphic-properties draw:stroke="none" svg:stroke-width="0cm" draw:fill="solid" draw:fill-color="#ffffff" draw:textarea-vertical-align="top" draw:auto-grow-height="false" draw:fit-to-size="false" style:shrink-to-fit="false" fo:min-height="0.53cm" fo:min-width="0.09cm" fo:padding-top="0.127cm" fo:padding-bottom="0.127cm" fo:padding-left="0.254cm" fo:padding-right="0.254cm" fo:wrap-option="wrap"/>
    </style:style>
    <style:style style:name="gr29" style:family="graphic" style:parent-style-name="standard">
      <style:graphic-properties draw:stroke="none" svg:stroke-width="0cm" draw:fill="solid" draw:fill-color="#ffffff" draw:textarea-vertical-align="top" draw:auto-grow-height="false" draw:fit-to-size="false" style:shrink-to-fit="false" fo:min-height="0.499cm" fo:min-width="0cm" fo:padding-top="0.127cm" fo:padding-bottom="0.127cm" fo:padding-left="0.254cm" fo:padding-right="0.254cm" fo:wrap-option="wrap"/>
    </style:style>
    <style:style style:name="gr30"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31"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32" style:family="graphic" style:parent-style-name="standard">
      <style:graphic-properties draw:stroke="none" svg:stroke-width="0.035cm" draw:stroke-linejoin="miter" draw:fill="gradient" draw:fill-gradient-name="Gradient_20_4" draw:textarea-vertical-align="middle" draw:auto-grow-height="false" draw:fit-to-size="false" style:shrink-to-fit="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none" svg:stroke-width="0.035cm" draw:stroke-linejoin="miter" draw:fill="gradient" draw:fill-gradient-name="Gradient_20_1" draw:textarea-vertical-align="top" draw:auto-grow-height="false" draw:fit-to-size="false" style:shrink-to-fit="false" fo:min-height="0cm" fo:min-width="0cm" fo:padding-top="0.127cm" fo:padding-bottom="0.127cm" fo:padding-left="0.254cm" fo:padding-right="0.254cm" fo:wrap-option="wrap"/>
    </style:style>
    <style:style style:name="gr35" style:family="graphic" style:parent-style-name="standard">
      <style:graphic-properties draw:stroke="none" svg:stroke-width="0.035cm" draw:stroke-linejoin="miter" draw:fill="gradient" draw:fill-gradient-name="Gradient_20_2" draw:textarea-vertical-align="top" draw:auto-grow-height="false" draw:fit-to-size="false" style:shrink-to-fit="false" fo:min-height="0cm" fo:min-width="0cm" fo:padding-top="0.127cm" fo:padding-bottom="0.127cm" fo:padding-left="0.254cm" fo:padding-right="0.254cm" fo:wrap-option="wrap"/>
    </style:style>
    <style:style style:name="gr36" style:family="graphic" style:parent-style-name="standard">
      <style:graphic-properties draw:stroke="none" svg:stroke-width="0.035cm" draw:stroke-linejoin="miter" draw:fill="gradient" draw:fill-gradient-name="Gradient_20_3" draw:textarea-vertical-align="top" draw:auto-grow-height="false" draw:fit-to-size="false" style:shrink-to-fit="false" fo:min-height="0cm" fo:min-width="0cm" fo:padding-top="0.127cm" fo:padding-bottom="0.127cm" fo:padding-left="0.254cm" fo:padding-right="0.254cm" fo:wrap-option="wrap"/>
    </style:style>
    <style:style style:name="pr1" style:family="presentation" style:parent-style-name="Blank-notes">
      <style:graphic-properties draw:fill-color="#ffffff" fo:min-height="13.364cm"/>
    </style:style>
    <style:style style:name="P1" style:family="paragraph">
      <loext:graphic-properties draw:fill="gradient" draw:fill-gradient-name="Gradient_20_1"/>
      <style:paragraph-properties fo:text-align="start" style:font-independent-line-spacing="true"/>
      <style:text-properties fo:font-size="18pt"/>
    </style:style>
    <style:style style:name="P2" style:family="paragraph">
      <loext:graphic-properties draw:fill="gradient" draw:fill-gradient-name="Gradient_20_2"/>
      <style:paragraph-properties fo:text-align="start" style:font-independent-line-spacing="true"/>
      <style:text-properties fo:font-size="18pt"/>
    </style:style>
    <style:style style:name="P3" style:family="paragraph">
      <loext:graphic-properties draw:fill="gradient" draw:fill-gradient-name="Gradient_20_3"/>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ffffff" fo:font-size="18pt" fo:hyphenate="false"/>
    </style:style>
    <style:style style:name="P6" style:family="paragraph">
      <style:paragraph-properties fo:line-height="150%" fo:text-align="center"/>
    </style:style>
    <style:style style:name="P7" style:family="paragraph">
      <loext:graphic-properties draw:fill="none"/>
      <style:paragraph-properties fo:margin-left="0cm" fo:margin-right="0cm" fo:margin-top="0cm" fo:margin-bottom="0cm" fo:line-height="150%" fo:text-align="center" fo:text-indent="0cm" style:punctuation-wrap="hanging" style:writing-mode="lr-tb" style:font-independent-line-spacing="true"/>
      <style:text-properties fo:color="#ffffff" fo:font-size="14pt" style:font-size-asian="14pt" style:font-size-complex="14pt" fo:hyphenate="false"/>
    </style:style>
    <style:style style:name="P8" style:family="paragraph">
      <loext:graphic-properties draw:fill-color="#ffffff"/>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style="normal" fo:font-weight="bold" style:font-style-asian="normal" style:font-weight-asian="bold" style:font-style-complex="normal" style:font-weight-complex="bold" fo:hyphenate="false"/>
    </style:style>
    <style:style style:name="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3" style:family="paragraph">
      <loext:graphic-properties draw:fill="none"/>
      <style:paragraph-properties fo:text-align="start" style:font-independent-line-spacing="true"/>
      <style:text-properties fo:font-size="18pt"/>
    </style:style>
    <style:style style:name="P14" style:family="paragraph">
      <loext:graphic-properties draw:fill="gradient" draw:fill-gradient-name="Gradient_20_11"/>
      <style:paragraph-properties fo:text-align="start" style:font-independent-line-spacing="true"/>
      <style:text-properties fo:font-size="18pt"/>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2pt" fo:font-style="normal" fo:font-weight="bold" style:font-size-asian="22pt" style:font-style-asian="normal" style:font-weight-asian="bold" style:font-size-complex="22pt" style:font-style-complex="normal" style:font-weight-complex="bold" fo:hyphenate="false"/>
    </style:style>
    <style:style style:name="P16" style:family="paragraph">
      <loext:graphic-properties draw:fill="gradient" draw:fill-gradient-name="Gradient_20_4"/>
      <style:paragraph-properties fo:text-align="start" style:font-independent-line-spacing="true"/>
      <style:text-properties fo:font-size="18pt"/>
    </style:style>
    <style:style style:name="P17" style:family="paragraph">
      <loext:graphic-properties draw:fill="solid" draw:fill-color="#ffffff"/>
      <style:paragraph-properties fo:text-align="start" style:font-independent-line-spacing="true"/>
      <style:text-properties fo:font-size="18pt"/>
    </style:style>
    <style:style style:name="P18" style:family="paragraph">
      <style:paragraph-properties fo:margin-left="0cm" fo:margin-right="0cm" fo:margin-top="0cm" fo:margin-bottom="0cm" fo:line-height="1.411cm" fo:text-align="start" fo:text-indent="0cm" style:punctuation-wrap="hanging" style:writing-mode="lr-tb"/>
      <style:text-properties fo:hyphenate="false"/>
    </style:style>
    <style:style style:name="P19" style:family="paragraph">
      <loext:graphic-properties draw:fill="none"/>
      <style:paragraph-properties fo:margin-left="0cm" fo:margin-right="0cm" fo:margin-top="0cm" fo:margin-bottom="0cm" fo:line-height="1.411cm" fo:text-align="start" fo:text-indent="0cm" style:punctuation-wrap="hanging" style:writing-mode="lr-tb" style:font-independent-line-spacing="true"/>
      <style:text-properties fo:font-size="18pt" fo:hyphenate="false"/>
    </style:style>
    <style:style style:name="P20" style:family="paragraph">
      <loext:graphic-properties draw:fill="none"/>
      <style:paragraph-properties fo:text-align="center"/>
    </style:style>
    <style:style style:name="P21" style:family="paragraph">
      <loext:graphic-properties draw:fill-color="#ffffff"/>
      <style:text-properties fo:font-size="20pt"/>
    </style:style>
    <style:style style:name="P22" style:family="paragraph">
      <loext:graphic-properties draw:fill="solid" draw:fill-color="#808080"/>
      <style:paragraph-properties fo:text-align="start" style:font-independent-line-spacing="true"/>
      <style:text-properties fo:font-size="18pt"/>
    </style:style>
    <style:style style:name="T1" style:family="text">
      <style:text-properties fo:font-variant="normal" fo:text-transform="none" fo:color="#002060" style:text-line-through-style="none" style:text-line-through-type="none" style:text-position="0% 100%" style:font-name="Segoe UI" fo:font-size="54pt" fo:letter-spacing="normal" fo:font-style="normal" style:text-underline-style="none" fo:font-weight="bold" style:font-size-asian="54pt" style:font-style-asian="normal" style:font-weight-asian="bold" style:font-name-complex="Segoe UI" style:font-size-complex="54pt" style:font-style-complex="normal" style:font-weight-complex="bold"/>
    </style:style>
    <style:style style:name="T2" style:family="text">
      <style:text-properties fo:font-variant="normal" fo:text-transform="none" fo:color="#002060" style:text-outline="false" style:text-line-through-style="none" style:text-line-through-type="none" style:text-position="0% 100%" style:font-name="Segoe UI" fo:font-size="54pt" fo:letter-spacing="normal" fo:font-style="normal" fo:text-shadow="none" style:text-underline-style="none" fo:font-weight="bold" style:letter-kerning="true" style:font-name-asian="Microsoft YaHei" style:font-size-asian="54pt" style:font-style-asian="normal" style:font-weight-asian="bold" style:font-name-complex="Segoe UI" style:font-size-complex="54pt" style:font-style-complex="normal" style:font-weight-complex="bold" style:text-emphasize="none" style:font-relief="none" style:text-overline-style="none" style:text-overline-color="font-color"/>
    </style:style>
    <style:style style:name="T3" style:family="text">
      <style:text-properties fo:font-variant="normal" fo:text-transform="none" fo:color="#002060" style:text-line-through-style="none" style:text-line-through-type="none" style:text-position="0% 100%" style:font-name="Calibri Light1" fo:font-size="16pt" fo:letter-spacing="normal" fo:font-style="normal" style:text-underline-style="none" fo:font-weight="bold" style:font-size-asian="16pt" style:font-style-asian="normal" style:font-weight-asian="bold" style:font-name-complex="Segoe UI" style:font-size-complex="16pt" style:font-style-complex="normal" style:font-weight-complex="bold"/>
    </style:style>
    <style:style style:name="T4" style:family="text">
      <style:text-properties fo:font-variant="normal" fo:text-transform="none" fo:color="#ffffff" style:text-line-through-style="none" style:text-line-through-type="none" style:text-position="0% 100%" style:font-name="Calibri Light1" fo:font-size="22pt" fo:letter-spacing="normal" fo:font-style="normal" style:text-underline-style="none" fo:font-weight="bold" style:font-size-asian="22pt" style:font-style-asian="normal" style:font-weight-asian="bold" style:font-name-complex="Segoe UI" style:font-size-complex="22pt" style:font-style-complex="normal" style:font-weight-complex="bold"/>
    </style:style>
    <style:style style:name="T5" style:family="text">
      <style:text-properties fo:font-variant="normal" fo:text-transform="none" fo:color="#002060" style:text-line-through-style="none" style:text-line-through-type="none" style:text-position="0% 100%" style:font-name="Segoe UI" fo:font-size="44pt" fo:letter-spacing="normal" fo:font-style="normal" style:text-underline-style="none" fo:font-weight="bold" style:font-size-asian="44pt" style:font-style-asian="normal" style:font-weight-asian="bold" style:font-name-complex="Segoe UI" style:font-size-complex="44pt" style:font-style-complex="normal" style:font-weight-complex="bold"/>
    </style:style>
    <style:style style:name="T6" style:family="text">
      <style:text-properties fo:font-variant="normal" fo:text-transform="none" fo:color="#002060" style:text-line-through-style="none" style:text-line-through-type="none" style:text-position="0% 100%" style:font-name="Calibri Light1" fo:font-size="16pt" fo:letter-spacing="normal" fo:font-style="italic" style:text-underline-style="none" fo:font-weight="normal" style:font-size-asian="16pt" style:font-style-asian="italic" style:font-weight-asian="normal" style:font-name-complex="Segoe UI" style:font-size-complex="16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office:forms form:automatic-focus="false" form:apply-design-mode="false"/>
        <draw:g draw:name="Group 1">
          <draw:custom-shape draw:name="Freeform 10" draw:style-name="gr1" draw:text-style-name="P1" draw:layer="layout" svg:width="24.092cm" svg:height="31.995cm" draw:transform="rotate (-2.7401669256311) translate (32.9cm 19.777cm)">
            <text:p/>
            <draw:enhanced-geometry draw:mirror-horizontal="false" draw:mirror-vertical="false" svg:viewBox="0 0 0 0" drawooo:sub-view-size="2492 3315" draw:text-areas="0 0 ?f20 ?f21" draw:type="ooxml-non-primitive" draw:enhanced-path="M 1166 2419 C 1505 1277 486 1533 243 912 0 292 291 31 449 15 607 0 716 54 766 302 817 551 1312 508 1651 481 1989 454 2492 733 2239 1238 1986 1743 2000 1716 2186 2201 2372 2685 2165 2928 2165 2928 2165 2928 1791 3315 1400 3100 1008 2885 1166 2419 1166 2419 Z N">
              <draw:equation draw:name="f0" draw:formula="1166*logwidth/2492"/>
              <draw:equation draw:name="f1" draw:formula="2419*logheight/3315"/>
              <draw:equation draw:name="f2" draw:formula="243*logwidth/2492"/>
              <draw:equation draw:name="f3" draw:formula="912*logheight/3315"/>
              <draw:equation draw:name="f4" draw:formula="449*logwidth/2492"/>
              <draw:equation draw:name="f5" draw:formula="15*logheight/3315"/>
              <draw:equation draw:name="f6" draw:formula="766*logwidth/2492"/>
              <draw:equation draw:name="f7" draw:formula="302*logheight/3315"/>
              <draw:equation draw:name="f8" draw:formula="1651*logwidth/2492"/>
              <draw:equation draw:name="f9" draw:formula="481*logheight/3315"/>
              <draw:equation draw:name="f10" draw:formula="2239*logwidth/2492"/>
              <draw:equation draw:name="f11" draw:formula="1238*logheight/3315"/>
              <draw:equation draw:name="f12" draw:formula="2186*logwidth/2492"/>
              <draw:equation draw:name="f13" draw:formula="2201*logheight/3315"/>
              <draw:equation draw:name="f14" draw:formula="2165*logwidth/2492"/>
              <draw:equation draw:name="f15" draw:formula="2928*logheight/3315"/>
              <draw:equation draw:name="f16" draw:formula="1400*logwidth/2492"/>
              <draw:equation draw:name="f17" draw:formula="3100*logheight/3315"/>
              <draw:equation draw:name="f18" draw:formula="1166*logwidth/2492"/>
              <draw:equation draw:name="f19" draw:formula="2419*logheight/3315"/>
              <draw:equation draw:name="f20" draw:formula="logwidth"/>
              <draw:equation draw:name="f21" draw:formula="logheight"/>
            </draw:enhanced-geometry>
          </draw:custom-shape>
          <draw:custom-shape draw:name="Freeform 11" draw:style-name="gr2" draw:text-style-name="P2" draw:layer="layout" svg:width="24.324cm" svg:height="29.877cm" draw:transform="rotate (-2.7401669256311) translate (33.241cm 16.068cm)">
            <text:p/>
            <draw:enhanced-geometry draw:mirror-horizontal="false" draw:mirror-vertical="false" svg:viewBox="0 0 0 0" drawooo:sub-view-size="2516 3095" draw:text-areas="0 0 ?f20 ?f21" draw:type="ooxml-non-primitive" draw:enhanced-path="M 1504 2980 C 1504 2980 1958 3095 2237 2283 2516 1472 1745 1159 1468 1052 1191 945 1126 907 979 648 832 389 822 0 411 195 0 391 384 948 397 1117 411 1286 128 1580 194 1767 259 1954 273 2154 866 2349 866 2349 1186 2374 1275 2766 1275 2766 1340 2988 1504 2980 Z N">
              <draw:equation draw:name="f0" draw:formula="1504*logwidth/2516"/>
              <draw:equation draw:name="f1" draw:formula="2980*logheight/3095"/>
              <draw:equation draw:name="f2" draw:formula="2237*logwidth/2516"/>
              <draw:equation draw:name="f3" draw:formula="2283*logheight/3095"/>
              <draw:equation draw:name="f4" draw:formula="1468*logwidth/2516"/>
              <draw:equation draw:name="f5" draw:formula="1052*logheight/3095"/>
              <draw:equation draw:name="f6" draw:formula="979*logwidth/2516"/>
              <draw:equation draw:name="f7" draw:formula="648*logheight/3095"/>
              <draw:equation draw:name="f8" draw:formula="411*logwidth/2516"/>
              <draw:equation draw:name="f9" draw:formula="195*logheight/3095"/>
              <draw:equation draw:name="f10" draw:formula="397*logwidth/2516"/>
              <draw:equation draw:name="f11" draw:formula="1117*logheight/3095"/>
              <draw:equation draw:name="f12" draw:formula="194*logwidth/2516"/>
              <draw:equation draw:name="f13" draw:formula="1767*logheight/3095"/>
              <draw:equation draw:name="f14" draw:formula="866*logwidth/2516"/>
              <draw:equation draw:name="f15" draw:formula="2349*logheight/3095"/>
              <draw:equation draw:name="f16" draw:formula="1275*logwidth/2516"/>
              <draw:equation draw:name="f17" draw:formula="2766*logheight/3095"/>
              <draw:equation draw:name="f18" draw:formula="1504*logwidth/2516"/>
              <draw:equation draw:name="f19" draw:formula="2980*logheight/3095"/>
              <draw:equation draw:name="f20" draw:formula="logwidth"/>
              <draw:equation draw:name="f21" draw:formula="logheight"/>
            </draw:enhanced-geometry>
          </draw:custom-shape>
          <draw:custom-shape draw:name="Freeform 12" draw:style-name="gr3" draw:text-style-name="P3" draw:layer="layout" svg:width="21.028cm" svg:height="28.118cm" draw:transform="rotate (-2.7401669256311) translate (30.208cm 17.356cm)">
            <text:p/>
            <draw:enhanced-geometry draw:mirror-horizontal="false" draw:mirror-vertical="false" svg:viewBox="0 0 0 0" drawooo:sub-view-size="2175 2913" draw:text-areas="0 0 ?f20 ?f21" draw:type="ooxml-non-primitive" draw:enhanced-path="M 1896 2283 C 1770 2651 1607 2829 1467 2913 1397 2909 1324 2889 1250 2849 858 2634 1016 2168 1016 2168 1354 1026 336 1282 93 661 28 495 1 354 0 238 20 222 44 208 70 195 481 0 491 389 638 648 785 907 850 945 1127 1052 1404 1159 2175 1472 1896 2283 Z N">
              <draw:equation draw:name="f0" draw:formula="1896*logwidth/2175"/>
              <draw:equation draw:name="f1" draw:formula="2283*logheight/2913"/>
              <draw:equation draw:name="f2" draw:formula="1467*logwidth/2175"/>
              <draw:equation draw:name="f3" draw:formula="2913*logheight/2913"/>
              <draw:equation draw:name="f4" draw:formula="1250*logwidth/2175"/>
              <draw:equation draw:name="f5" draw:formula="2849*logheight/2913"/>
              <draw:equation draw:name="f6" draw:formula="1016*logwidth/2175"/>
              <draw:equation draw:name="f7" draw:formula="2168*logheight/2913"/>
              <draw:equation draw:name="f8" draw:formula="93*logwidth/2175"/>
              <draw:equation draw:name="f9" draw:formula="661*logheight/2913"/>
              <draw:equation draw:name="f10" draw:formula="0*logwidth/2175"/>
              <draw:equation draw:name="f11" draw:formula="238*logheight/2913"/>
              <draw:equation draw:name="f12" draw:formula="70*logwidth/2175"/>
              <draw:equation draw:name="f13" draw:formula="195*logheight/2913"/>
              <draw:equation draw:name="f14" draw:formula="638*logwidth/2175"/>
              <draw:equation draw:name="f15" draw:formula="648*logheight/2913"/>
              <draw:equation draw:name="f16" draw:formula="1127*logwidth/2175"/>
              <draw:equation draw:name="f17" draw:formula="1052*logheight/2913"/>
              <draw:equation draw:name="f18" draw:formula="1896*logwidth/2175"/>
              <draw:equation draw:name="f19" draw:formula="2283*logheight/2913"/>
              <draw:equation draw:name="f20" draw:formula="logwidth"/>
              <draw:equation draw:name="f21" draw:formula="logheight"/>
            </draw:enhanced-geometry>
          </draw:custom-shape>
        </draw:g>
        <draw:custom-shape draw:name="TextBox 23" draw:style-name="gr4" draw:text-style-name="P5" draw:layer="layout" svg:width="23.871cm" svg:height="4.571cm" svg:x="3.048cm" svg:y="1.525cm">
          <text:p text:style-name="P4"><text:span text:style-name="T1">SIDANG TUGAS </text:span></text:p>
          <text:p text:style-name="P4"><text:span text:style-name="T1">AKH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 draw:text-style-name="P7" draw:layer="layout" svg:width="23.871cm" svg:height="6.857cm" svg:x="5.588cm" svg:y="8.637cm">
          <text:p text:style-name="P6"><text:span text:style-name="T2">“</text:span><text:span text:style-name="T2">Membuat Aplikasi Wakaf Berbasis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Blank">
        <office:forms form:automatic-focus="false" form:apply-design-mode="false"/>
        <draw:frame draw:name="Picture 121" draw:style-name="gr7" draw:text-style-name="P9" draw:layer="layout" svg:width="33.866cm" svg:height="19.049cm" svg:x="0cm" svg:y="0cm">
          <draw:image xlink:href="Pictures/100002000000092C000004FEA0147B20F96F26AA.png" xlink:type="simple" xlink:show="embed" xlink:actuate="onLoad" loext:mime-type="image/png">
            <text:p/>
          </draw:image>
        </draw:frame>
        <draw:custom-shape draw:name="Rectangle 2" draw:style-name="gr8" draw:text-style-name="P11" draw:layer="layout" svg:width="7.997cm" svg:height="0.677cm" svg:x="3.179cm" svg:y="14.923cm">
          <text:p text:style-name="P10"><text:span text:style-name="T3">HANGGA KRIST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9" draw:text-style-name="P12" draw:layer="layout" svg:width="6.605cm" svg:height="3.387cm" svg:x="1.917cm" svg:y="6.2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5" draw:style-name="gr10" draw:text-style-name="P13" draw:layer="layout" svg:width="1.231cm" svg:height="0.644cm" svg:x="-0.616cm" svg:y="15.28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arallelogram 3" draw:style-name="gr11" draw:text-style-name="P14" draw:layer="layout" svg:width="11.002cm" svg:height="19.049cm" svg:x="11.432cm" svg:y="0cm">
          <text:p/>
          <draw:enhanced-geometry draw:mirror-horizontal="false" draw:mirror-vertical="false" svg:viewBox="0 0 0 0" draw:text-areas="?f13 ?f14 ?f15 ?f16" draw:type="ooxml-parallelogram" draw:modifiers="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TextBox 13" draw:style-name="gr12" draw:text-style-name="P12" draw:layer="layout" svg:width="6.743cm" svg:height="1.353cm" svg:x="12.371cm" svg:y="3.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3">
          <draw:g draw:name="Group 98">
            <draw:custom-shape draw:name="Rectangle 11" draw:style-name="gr13" draw:text-style-name="P15" draw:layer="layout" svg:width="11.802cm" svg:height="1.861cm" svg:x="12.954cm" svg:y="5.588cm">
              <text:p text:style-name="P10"><text:span text:style-name="T4">Nama :</text:span></text:p>
              <text:p text:style-name="P10"><text:span text:style-name="T4">Hangga Kristant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7">
            <draw:custom-shape draw:name="Rectangle 64" draw:style-name="gr14" draw:text-style-name="P15" draw:layer="layout" svg:width="11.802cm" svg:height="1.861cm" svg:x="12.954cm" svg:y="8.397cm">
              <text:p text:style-name="P10"><text:span text:style-name="T4">Asal :</text:span></text:p>
              <text:p text:style-name="P10"><text:span text:style-name="T4">Yogyakar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6">
            <draw:custom-shape draw:name="Rectangle 80" draw:style-name="gr15" draw:text-style-name="P15" draw:layer="layout" svg:width="11.802cm" svg:height="2.792cm" svg:x="12.954cm" svg:y="11.036cm">
              <text:p text:style-name="P10"><text:span text:style-name="T4">Whatsapp :</text:span></text:p>
              <text:p text:style-name="P10"><text:span text:style-name="T4">0898239234</text:span></text:p>
              <text:p text:style-name="P10"><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5">
            <draw:custom-shape draw:name="Rectangle 93" draw:style-name="gr16" draw:text-style-name="P15" draw:layer="layout" svg:width="11.802cm" svg:height="1.861cm" svg:x="12.954cm" svg:y="13.867cm">
              <text:p text:style-name="P10"><text:span text:style-name="T4">Email :</text:span></text:p>
              <text:p text:style-name="P10"><text:span text:style-name="T4">Hanggakristanto@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123">
          <draw:custom-shape draw:name="Rectangle: Rounded Corners 124" draw:style-name="gr17" draw:text-style-name="P16" draw:layer="layout" svg:width="0.944cm" svg:height="0.944cm" svg:x="32.321cm" svg:y="1.05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25">
            <draw:custom-shape draw:name="Freeform 11" draw:style-name="gr18" draw:text-style-name="P17" draw:layer="layout" svg:width="0.382cm" svg:height="0.501cm" svg:x="32.689cm" svg:y="1.334cm">
              <text:p/>
              <draw:enhanced-geometry draw:mirror-horizontal="false" draw:mirror-vertical="false" svg:viewBox="0 0 0 0" drawooo:sub-view-size="512 673" draw:text-areas="0 0 ?f58 ?f59" draw:type="ooxml-non-primitive" draw:enhanced-path="M 76 419 C 76 418 77 415 79 412 287 115 287 115 287 115 289 112 291 110 294 110 295 110 295 110 295 110 298 110 299 111 299 115 299 425 299 425 299 425 83 425 83 425 83 425 79 425 76 423 76 419 M 304 0 C 289 0 282 7 278 14 11 390 11 390 11 390 3 401 0 412 0 424 0 458 0 458 0 458 0 485 10 494 37 494 298 494 298 494 298 494 298 655 298 655 298 655 298 665 303 673 313 673 365 673 365 673 365 673 375 673 381 664 381 655 381 494 381 494 381 494 494 494 494 494 494 494 504 494 512 487 512 477 512 441 512 441 512 441 512 431 503 425 494 425 381 425 381 425 381 425 381 20 381 20 381 20 381 6 372 0 357 0 L 304 0 Z N">
                <draw:equation draw:name="f0" draw:formula="76*logwidth/512"/>
                <draw:equation draw:name="f1" draw:formula="419*logheight/673"/>
                <draw:equation draw:name="f2" draw:formula="79*logwidth/512"/>
                <draw:equation draw:name="f3" draw:formula="412*logheight/673"/>
                <draw:equation draw:name="f4" draw:formula="287*logwidth/512"/>
                <draw:equation draw:name="f5" draw:formula="115*logheight/673"/>
                <draw:equation draw:name="f6" draw:formula="294*logwidth/512"/>
                <draw:equation draw:name="f7" draw:formula="110*logheight/673"/>
                <draw:equation draw:name="f8" draw:formula="295*logwidth/512"/>
                <draw:equation draw:name="f9" draw:formula="110*logheight/673"/>
                <draw:equation draw:name="f10" draw:formula="299*logwidth/512"/>
                <draw:equation draw:name="f11" draw:formula="115*logheight/673"/>
                <draw:equation draw:name="f12" draw:formula="299*logwidth/512"/>
                <draw:equation draw:name="f13" draw:formula="425*logheight/673"/>
                <draw:equation draw:name="f14" draw:formula="83*logwidth/512"/>
                <draw:equation draw:name="f15" draw:formula="425*logheight/673"/>
                <draw:equation draw:name="f16" draw:formula="76*logwidth/512"/>
                <draw:equation draw:name="f17" draw:formula="419*logheight/673"/>
                <draw:equation draw:name="f18" draw:formula="304*logwidth/512"/>
                <draw:equation draw:name="f19" draw:formula="0*logheight/673"/>
                <draw:equation draw:name="f20" draw:formula="278*logwidth/512"/>
                <draw:equation draw:name="f21" draw:formula="14*logheight/673"/>
                <draw:equation draw:name="f22" draw:formula="11*logwidth/512"/>
                <draw:equation draw:name="f23" draw:formula="390*logheight/673"/>
                <draw:equation draw:name="f24" draw:formula="0*logwidth/512"/>
                <draw:equation draw:name="f25" draw:formula="424*logheight/673"/>
                <draw:equation draw:name="f26" draw:formula="0*logwidth/512"/>
                <draw:equation draw:name="f27" draw:formula="458*logheight/673"/>
                <draw:equation draw:name="f28" draw:formula="37*logwidth/512"/>
                <draw:equation draw:name="f29" draw:formula="494*logheight/673"/>
                <draw:equation draw:name="f30" draw:formula="298*logwidth/512"/>
                <draw:equation draw:name="f31" draw:formula="494*logheight/673"/>
                <draw:equation draw:name="f32" draw:formula="298*logwidth/512"/>
                <draw:equation draw:name="f33" draw:formula="655*logheight/673"/>
                <draw:equation draw:name="f34" draw:formula="313*logwidth/512"/>
                <draw:equation draw:name="f35" draw:formula="673*logheight/673"/>
                <draw:equation draw:name="f36" draw:formula="365*logwidth/512"/>
                <draw:equation draw:name="f37" draw:formula="673*logheight/673"/>
                <draw:equation draw:name="f38" draw:formula="381*logwidth/512"/>
                <draw:equation draw:name="f39" draw:formula="655*logheight/673"/>
                <draw:equation draw:name="f40" draw:formula="381*logwidth/512"/>
                <draw:equation draw:name="f41" draw:formula="494*logheight/673"/>
                <draw:equation draw:name="f42" draw:formula="494*logwidth/512"/>
                <draw:equation draw:name="f43" draw:formula="494*logheight/673"/>
                <draw:equation draw:name="f44" draw:formula="512*logwidth/512"/>
                <draw:equation draw:name="f45" draw:formula="477*logheight/673"/>
                <draw:equation draw:name="f46" draw:formula="512*logwidth/512"/>
                <draw:equation draw:name="f47" draw:formula="441*logheight/673"/>
                <draw:equation draw:name="f48" draw:formula="494*logwidth/512"/>
                <draw:equation draw:name="f49" draw:formula="425*logheight/673"/>
                <draw:equation draw:name="f50" draw:formula="381*logwidth/512"/>
                <draw:equation draw:name="f51" draw:formula="425*logheight/673"/>
                <draw:equation draw:name="f52" draw:formula="381*logwidth/512"/>
                <draw:equation draw:name="f53" draw:formula="20*logheight/673"/>
                <draw:equation draw:name="f54" draw:formula="357*logwidth/512"/>
                <draw:equation draw:name="f55" draw:formula="0*logheight/673"/>
                <draw:equation draw:name="f56" draw:formula="304*logwidth/512"/>
                <draw:equation draw:name="f57" draw:formula="0*logheight/673"/>
                <draw:equation draw:name="f58" draw:formula="logwidth"/>
                <draw:equation draw:name="f59" draw:formula="logheight"/>
              </draw:enhanced-geometry>
            </draw:custom-shape>
            <draw:custom-shape draw:name="Freeform 12" draw:style-name="gr19" draw:text-style-name="P17" draw:layer="layout" svg:width="0.309cm" svg:height="0.481cm" svg:x="32.515cm" svg:y="1.22cm">
              <text:p/>
              <draw:enhanced-geometry draw:mirror-horizontal="false" draw:mirror-vertical="false" svg:viewBox="0 0 0 0" drawooo:sub-view-size="414 647" draw:text-areas="0 0 ?f46 ?f47" draw:type="ooxml-non-primitive" draw:enhanced-path="M 27 18 C 18 19 9 25 9 33 9 63 9 63 9 63 9 73 15 79 24 79 28 79 28 79 28 79 80 72 144 66 192 66 293 66 332 93 332 155 332 207 313 227 236 275 142 334 142 334 142 334 41 397 0 471 0 561 0 631 0 631 0 631 0 640 8 647 19 647 387 647 387 647 387 647 398 647 406 641 406 632 406 594 406 594 406 594 406 584 398 579 387 579 74 579 74 579 74 579 74 561 74 561 74 561 74 486 101 442 204 377 294 321 294 321 294 321 380 267 414 223 414 155 414 49 343 0 192 0 137 0 74 6 27 18 N">
                <draw:equation draw:name="f0" draw:formula="27*logwidth/414"/>
                <draw:equation draw:name="f1" draw:formula="18*logheight/647"/>
                <draw:equation draw:name="f2" draw:formula="9*logwidth/414"/>
                <draw:equation draw:name="f3" draw:formula="33*logheight/647"/>
                <draw:equation draw:name="f4" draw:formula="9*logwidth/414"/>
                <draw:equation draw:name="f5" draw:formula="63*logheight/647"/>
                <draw:equation draw:name="f6" draw:formula="24*logwidth/414"/>
                <draw:equation draw:name="f7" draw:formula="79*logheight/647"/>
                <draw:equation draw:name="f8" draw:formula="28*logwidth/414"/>
                <draw:equation draw:name="f9" draw:formula="79*logheight/647"/>
                <draw:equation draw:name="f10" draw:formula="192*logwidth/414"/>
                <draw:equation draw:name="f11" draw:formula="66*logheight/647"/>
                <draw:equation draw:name="f12" draw:formula="332*logwidth/414"/>
                <draw:equation draw:name="f13" draw:formula="155*logheight/647"/>
                <draw:equation draw:name="f14" draw:formula="236*logwidth/414"/>
                <draw:equation draw:name="f15" draw:formula="275*logheight/647"/>
                <draw:equation draw:name="f16" draw:formula="142*logwidth/414"/>
                <draw:equation draw:name="f17" draw:formula="334*logheight/647"/>
                <draw:equation draw:name="f18" draw:formula="0*logwidth/414"/>
                <draw:equation draw:name="f19" draw:formula="561*logheight/647"/>
                <draw:equation draw:name="f20" draw:formula="0*logwidth/414"/>
                <draw:equation draw:name="f21" draw:formula="631*logheight/647"/>
                <draw:equation draw:name="f22" draw:formula="19*logwidth/414"/>
                <draw:equation draw:name="f23" draw:formula="647*logheight/647"/>
                <draw:equation draw:name="f24" draw:formula="387*logwidth/414"/>
                <draw:equation draw:name="f25" draw:formula="647*logheight/647"/>
                <draw:equation draw:name="f26" draw:formula="406*logwidth/414"/>
                <draw:equation draw:name="f27" draw:formula="632*logheight/647"/>
                <draw:equation draw:name="f28" draw:formula="406*logwidth/414"/>
                <draw:equation draw:name="f29" draw:formula="594*logheight/647"/>
                <draw:equation draw:name="f30" draw:formula="387*logwidth/414"/>
                <draw:equation draw:name="f31" draw:formula="579*logheight/647"/>
                <draw:equation draw:name="f32" draw:formula="74*logwidth/414"/>
                <draw:equation draw:name="f33" draw:formula="579*logheight/647"/>
                <draw:equation draw:name="f34" draw:formula="74*logwidth/414"/>
                <draw:equation draw:name="f35" draw:formula="561*logheight/647"/>
                <draw:equation draw:name="f36" draw:formula="204*logwidth/414"/>
                <draw:equation draw:name="f37" draw:formula="377*logheight/647"/>
                <draw:equation draw:name="f38" draw:formula="294*logwidth/414"/>
                <draw:equation draw:name="f39" draw:formula="321*logheight/647"/>
                <draw:equation draw:name="f40" draw:formula="414*logwidth/414"/>
                <draw:equation draw:name="f41" draw:formula="155*logheight/647"/>
                <draw:equation draw:name="f42" draw:formula="192*logwidth/414"/>
                <draw:equation draw:name="f43" draw:formula="0*logheight/647"/>
                <draw:equation draw:name="f44" draw:formula="27*logwidth/414"/>
                <draw:equation draw:name="f45" draw:formula="18*logheight/647"/>
                <draw:equation draw:name="f46" draw:formula="logwidth"/>
                <draw:equation draw:name="f47" draw:formula="logheight"/>
              </draw:enhanced-geometry>
            </draw:custom-shape>
          </draw:g>
        </draw:g>
        <draw:custom-shape draw:name="TextBox 1" draw:style-name="gr20" draw:text-style-name="P19" draw:layer="layout" svg:width="10.008cm" svg:height="1.412cm" svg:x="12.371cm" svg:y="2.652cm">
          <text:p text:style-name="P18"><text:span text:style-name="T5">DATA DI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0" draw:layer="layout" svg:width="9.53cm" svg:height="9.53cm" svg:x="0.63cm" svg:y="5.202cm">
          <draw:image xlink:href="Pictures/100002010000010D0000010D16BF40E5525423A6.png" xlink:type="simple" xlink:show="embed" xlink:actuate="onLoad" loext:mime-type="image/png">
            <text:p/>
          </draw:image>
        </draw:frame>
        <draw:frame draw:style-name="gr21" draw:text-style-name="P20" draw:layer="layout" svg:width="11.176cm" svg:height="11.176cm" svg:x="22.606cm" svg:y="5.334cm">
          <draw:image xlink:href="Pictures/10000201000001CD000001CD703A157B0DD7172C.png" xlink:type="simple" xlink:show="embed" xlink:actuate="onLoad" loext:mime-type="image/png">
            <text:p/>
          </draw:image>
        </draw:frame>
        <presentation:notes draw:style-name="dp2">
          <draw:page-thumbnail draw:style-name="gr6" draw:layer="layout" svg:width="19.798cm" svg:height="11.136cm" svg:x="0.6cm" svg:y="2.257cm" draw:page-number="2" presentation:class="page"/>
          <draw:frame presentation:style-name="pr1" draw:text-style-name="P21" draw:layer="layout" svg:width="16.799cm" svg:height="13.364cm" svg:x="2.1cm" svg:y="14.107cm" presentation:class="notes" presentation:placeholder="true">
            <draw:text-box/>
          </draw:frame>
        </presentation:notes>
      </draw:page>
      <draw:page draw:name="page3" draw:style-name="dp1" draw:master-page-name="Blank">
        <office:forms form:automatic-focus="false" form:apply-design-mode="false"/>
        <draw:frame draw:style-name="gr21" draw:text-style-name="P20" draw:layer="layout" svg:width="17.528cm" svg:height="17.528cm" svg:x="-1.018cm" svg:y="1.27cm">
          <draw:image xlink:href="Pictures/10000201000001CD000001CD703A157B0DD7172C.png" xlink:type="simple" xlink:show="embed" xlink:actuate="onLoad" loext:mime-type="image/png">
            <text:p/>
          </draw:image>
        </draw:frame>
        <draw:g draw:name="Group 1">
          <draw:custom-shape draw:name="Freeform 10" draw:style-name="gr1" draw:text-style-name="P1" draw:layer="layout" svg:width="24.092cm" svg:height="31.995cm" draw:transform="rotate (-2.7401669256311) translate (42.875cm 19.777cm)">
            <text:p/>
            <draw:enhanced-geometry draw:mirror-horizontal="false" draw:mirror-vertical="false" svg:viewBox="0 0 0 0" drawooo:sub-view-size="2492 3315" draw:text-areas="0 0 ?f20 ?f21" draw:type="ooxml-non-primitive" draw:enhanced-path="M 1166 2419 C 1505 1277 486 1533 243 912 0 292 291 31 449 15 607 0 716 54 766 302 817 551 1312 508 1651 481 1989 454 2492 733 2239 1238 1986 1743 2000 1716 2186 2201 2372 2685 2165 2928 2165 2928 2165 2928 1791 3315 1400 3100 1008 2885 1166 2419 1166 2419 Z N">
              <draw:equation draw:name="f0" draw:formula="1166*logwidth/2492"/>
              <draw:equation draw:name="f1" draw:formula="2419*logheight/3315"/>
              <draw:equation draw:name="f2" draw:formula="243*logwidth/2492"/>
              <draw:equation draw:name="f3" draw:formula="912*logheight/3315"/>
              <draw:equation draw:name="f4" draw:formula="449*logwidth/2492"/>
              <draw:equation draw:name="f5" draw:formula="15*logheight/3315"/>
              <draw:equation draw:name="f6" draw:formula="766*logwidth/2492"/>
              <draw:equation draw:name="f7" draw:formula="302*logheight/3315"/>
              <draw:equation draw:name="f8" draw:formula="1651*logwidth/2492"/>
              <draw:equation draw:name="f9" draw:formula="481*logheight/3315"/>
              <draw:equation draw:name="f10" draw:formula="2239*logwidth/2492"/>
              <draw:equation draw:name="f11" draw:formula="1238*logheight/3315"/>
              <draw:equation draw:name="f12" draw:formula="2186*logwidth/2492"/>
              <draw:equation draw:name="f13" draw:formula="2201*logheight/3315"/>
              <draw:equation draw:name="f14" draw:formula="2165*logwidth/2492"/>
              <draw:equation draw:name="f15" draw:formula="2928*logheight/3315"/>
              <draw:equation draw:name="f16" draw:formula="1400*logwidth/2492"/>
              <draw:equation draw:name="f17" draw:formula="3100*logheight/3315"/>
              <draw:equation draw:name="f18" draw:formula="1166*logwidth/2492"/>
              <draw:equation draw:name="f19" draw:formula="2419*logheight/3315"/>
              <draw:equation draw:name="f20" draw:formula="logwidth"/>
              <draw:equation draw:name="f21" draw:formula="logheight"/>
            </draw:enhanced-geometry>
          </draw:custom-shape>
          <draw:custom-shape draw:name="Freeform 11" draw:style-name="gr2" draw:text-style-name="P2" draw:layer="layout" svg:width="24.324cm" svg:height="29.877cm" draw:transform="rotate (-2.7401669256311) translate (43.216cm 16.068cm)">
            <text:p/>
            <draw:enhanced-geometry draw:mirror-horizontal="false" draw:mirror-vertical="false" svg:viewBox="0 0 0 0" drawooo:sub-view-size="2516 3095" draw:text-areas="0 0 ?f20 ?f21" draw:type="ooxml-non-primitive" draw:enhanced-path="M 1504 2980 C 1504 2980 1958 3095 2237 2283 2516 1472 1745 1159 1468 1052 1191 945 1126 907 979 648 832 389 822 0 411 195 0 391 384 948 397 1117 411 1286 128 1580 194 1767 259 1954 273 2154 866 2349 866 2349 1186 2374 1275 2766 1275 2766 1340 2988 1504 2980 Z N">
              <draw:equation draw:name="f0" draw:formula="1504*logwidth/2516"/>
              <draw:equation draw:name="f1" draw:formula="2980*logheight/3095"/>
              <draw:equation draw:name="f2" draw:formula="2237*logwidth/2516"/>
              <draw:equation draw:name="f3" draw:formula="2283*logheight/3095"/>
              <draw:equation draw:name="f4" draw:formula="1468*logwidth/2516"/>
              <draw:equation draw:name="f5" draw:formula="1052*logheight/3095"/>
              <draw:equation draw:name="f6" draw:formula="979*logwidth/2516"/>
              <draw:equation draw:name="f7" draw:formula="648*logheight/3095"/>
              <draw:equation draw:name="f8" draw:formula="411*logwidth/2516"/>
              <draw:equation draw:name="f9" draw:formula="195*logheight/3095"/>
              <draw:equation draw:name="f10" draw:formula="397*logwidth/2516"/>
              <draw:equation draw:name="f11" draw:formula="1117*logheight/3095"/>
              <draw:equation draw:name="f12" draw:formula="194*logwidth/2516"/>
              <draw:equation draw:name="f13" draw:formula="1767*logheight/3095"/>
              <draw:equation draw:name="f14" draw:formula="866*logwidth/2516"/>
              <draw:equation draw:name="f15" draw:formula="2349*logheight/3095"/>
              <draw:equation draw:name="f16" draw:formula="1275*logwidth/2516"/>
              <draw:equation draw:name="f17" draw:formula="2766*logheight/3095"/>
              <draw:equation draw:name="f18" draw:formula="1504*logwidth/2516"/>
              <draw:equation draw:name="f19" draw:formula="2980*logheight/3095"/>
              <draw:equation draw:name="f20" draw:formula="logwidth"/>
              <draw:equation draw:name="f21" draw:formula="logheight"/>
            </draw:enhanced-geometry>
          </draw:custom-shape>
          <draw:custom-shape draw:name="Freeform 12" draw:style-name="gr3" draw:text-style-name="P3" draw:layer="layout" svg:width="21.028cm" svg:height="28.118cm" draw:transform="rotate (-2.7401669256311) translate (40.183cm 17.356cm)">
            <text:p/>
            <draw:enhanced-geometry draw:mirror-horizontal="false" draw:mirror-vertical="false" svg:viewBox="0 0 0 0" drawooo:sub-view-size="2175 2913" draw:text-areas="0 0 ?f20 ?f21" draw:type="ooxml-non-primitive" draw:enhanced-path="M 1896 2283 C 1770 2651 1607 2829 1467 2913 1397 2909 1324 2889 1250 2849 858 2634 1016 2168 1016 2168 1354 1026 336 1282 93 661 28 495 1 354 0 238 20 222 44 208 70 195 481 0 491 389 638 648 785 907 850 945 1127 1052 1404 1159 2175 1472 1896 2283 Z N">
              <draw:equation draw:name="f0" draw:formula="1896*logwidth/2175"/>
              <draw:equation draw:name="f1" draw:formula="2283*logheight/2913"/>
              <draw:equation draw:name="f2" draw:formula="1467*logwidth/2175"/>
              <draw:equation draw:name="f3" draw:formula="2913*logheight/2913"/>
              <draw:equation draw:name="f4" draw:formula="1250*logwidth/2175"/>
              <draw:equation draw:name="f5" draw:formula="2849*logheight/2913"/>
              <draw:equation draw:name="f6" draw:formula="1016*logwidth/2175"/>
              <draw:equation draw:name="f7" draw:formula="2168*logheight/2913"/>
              <draw:equation draw:name="f8" draw:formula="93*logwidth/2175"/>
              <draw:equation draw:name="f9" draw:formula="661*logheight/2913"/>
              <draw:equation draw:name="f10" draw:formula="0*logwidth/2175"/>
              <draw:equation draw:name="f11" draw:formula="238*logheight/2913"/>
              <draw:equation draw:name="f12" draw:formula="70*logwidth/2175"/>
              <draw:equation draw:name="f13" draw:formula="195*logheight/2913"/>
              <draw:equation draw:name="f14" draw:formula="638*logwidth/2175"/>
              <draw:equation draw:name="f15" draw:formula="648*logheight/2913"/>
              <draw:equation draw:name="f16" draw:formula="1127*logwidth/2175"/>
              <draw:equation draw:name="f17" draw:formula="1052*logheight/2913"/>
              <draw:equation draw:name="f18" draw:formula="1896*logwidth/2175"/>
              <draw:equation draw:name="f19" draw:formula="2283*logheight/2913"/>
              <draw:equation draw:name="f20" draw:formula="logwidth"/>
              <draw:equation draw:name="f21" draw:formula="logheight"/>
            </draw:enhanced-geometry>
          </draw:custom-shape>
        </draw:g>
        <draw:g draw:name="Group 55">
          <draw:custom-shape draw:name="Freeform 35" draw:style-name="gr22" draw:text-style-name="P22" draw:layer="layout" svg:width="0.276cm" svg:height="0.286cm" svg:x="8.778cm" svg:y="0.812cm">
            <text:p/>
            <draw:enhanced-geometry draw:mirror-horizontal="false" draw:mirror-vertical="false" svg:viewBox="0 0 0 0" drawooo:sub-view-size="639 664" draw:text-areas="0 0 ?f30 ?f31" draw:type="ooxml-non-primitive" draw:enhanced-path="M 554 327 C 553 410 510 485 438 526 365 569 275 564 204 521 133 478 94 398 97 316 99 234 150 161 222 123 292 85 379 92 447 133 514 174 553 249 554 327 555 381 639 381 638 327 637 232 594 141 519 82 441 21 340 0 244 25 154 48 76 116 39 200 0 292 5 395 53 482 122 606 271 664 407 629 543 594 637 466 638 327 639 273 555 273 554 327 Z N">
              <draw:equation draw:name="f0" draw:formula="554*logwidth/639"/>
              <draw:equation draw:name="f1" draw:formula="327*logheight/664"/>
              <draw:equation draw:name="f2" draw:formula="438*logwidth/639"/>
              <draw:equation draw:name="f3" draw:formula="526*logheight/664"/>
              <draw:equation draw:name="f4" draw:formula="204*logwidth/639"/>
              <draw:equation draw:name="f5" draw:formula="521*logheight/664"/>
              <draw:equation draw:name="f6" draw:formula="97*logwidth/639"/>
              <draw:equation draw:name="f7" draw:formula="316*logheight/664"/>
              <draw:equation draw:name="f8" draw:formula="222*logwidth/639"/>
              <draw:equation draw:name="f9" draw:formula="123*logheight/664"/>
              <draw:equation draw:name="f10" draw:formula="447*logwidth/639"/>
              <draw:equation draw:name="f11" draw:formula="133*logheight/664"/>
              <draw:equation draw:name="f12" draw:formula="554*logwidth/639"/>
              <draw:equation draw:name="f13" draw:formula="327*logheight/664"/>
              <draw:equation draw:name="f14" draw:formula="638*logwidth/639"/>
              <draw:equation draw:name="f15" draw:formula="327*logheight/664"/>
              <draw:equation draw:name="f16" draw:formula="519*logwidth/639"/>
              <draw:equation draw:name="f17" draw:formula="82*logheight/664"/>
              <draw:equation draw:name="f18" draw:formula="244*logwidth/639"/>
              <draw:equation draw:name="f19" draw:formula="25*logheight/664"/>
              <draw:equation draw:name="f20" draw:formula="39*logwidth/639"/>
              <draw:equation draw:name="f21" draw:formula="200*logheight/664"/>
              <draw:equation draw:name="f22" draw:formula="53*logwidth/639"/>
              <draw:equation draw:name="f23" draw:formula="482*logheight/664"/>
              <draw:equation draw:name="f24" draw:formula="407*logwidth/639"/>
              <draw:equation draw:name="f25" draw:formula="629*logheight/664"/>
              <draw:equation draw:name="f26" draw:formula="638*logwidth/639"/>
              <draw:equation draw:name="f27" draw:formula="327*logheight/664"/>
              <draw:equation draw:name="f28" draw:formula="554*logwidth/639"/>
              <draw:equation draw:name="f29" draw:formula="327*logheight/664"/>
              <draw:equation draw:name="f30" draw:formula="logwidth"/>
              <draw:equation draw:name="f31" draw:formula="logheight"/>
            </draw:enhanced-geometry>
          </draw:custom-shape>
          <draw:custom-shape draw:name="Freeform 36" draw:style-name="gr23" draw:text-style-name="P22" draw:layer="layout" svg:width="0.462cm" svg:height="0.31cm" svg:x="8.687cm" svg:y="1.04cm">
            <text:p/>
            <draw:enhanced-geometry draw:mirror-horizontal="false" draw:mirror-vertical="false" svg:viewBox="0 0 0 0" drawooo:sub-view-size="1068 718" draw:text-areas="0 0 ?f52 ?f53" draw:type="ooxml-non-primitive" draw:enhanced-path="M 846 102 C 924 152 975 237 981 330 984 379 981 430 981 480 981 506 981 533 981 559 981 583 978 601 961 618 941 638 910 634 882 634 659 634 436 634 214 634 193 634 173 634 152 634 117 634 90 606 90 571 89 556 90 540 90 524 90 468 90 412 90 355 90 276 117 202 173 144 188 129 204 116 222 104 267 74 225 2 180 31 94 88 32 175 13 277 2 333 6 391 6 448 6 499 0 554 9 604 23 676 92 718 161 718 375 718 590 718 805 718 839 718 873 718 908 718 977 718 1035 682 1059 615 1066 593 1065 568 1065 545 1065 515 1065 486 1065 456 1065 400 1068 344 1060 288 1045 182 978 87 888 30 843 0 801 73 846 102 Z N">
              <draw:equation draw:name="f0" draw:formula="846*logwidth/1068"/>
              <draw:equation draw:name="f1" draw:formula="102*logheight/718"/>
              <draw:equation draw:name="f2" draw:formula="981*logwidth/1068"/>
              <draw:equation draw:name="f3" draw:formula="330*logheight/718"/>
              <draw:equation draw:name="f4" draw:formula="981*logwidth/1068"/>
              <draw:equation draw:name="f5" draw:formula="480*logheight/718"/>
              <draw:equation draw:name="f6" draw:formula="981*logwidth/1068"/>
              <draw:equation draw:name="f7" draw:formula="559*logheight/718"/>
              <draw:equation draw:name="f8" draw:formula="961*logwidth/1068"/>
              <draw:equation draw:name="f9" draw:formula="618*logheight/718"/>
              <draw:equation draw:name="f10" draw:formula="882*logwidth/1068"/>
              <draw:equation draw:name="f11" draw:formula="634*logheight/718"/>
              <draw:equation draw:name="f12" draw:formula="214*logwidth/1068"/>
              <draw:equation draw:name="f13" draw:formula="634*logheight/718"/>
              <draw:equation draw:name="f14" draw:formula="152*logwidth/1068"/>
              <draw:equation draw:name="f15" draw:formula="634*logheight/718"/>
              <draw:equation draw:name="f16" draw:formula="90*logwidth/1068"/>
              <draw:equation draw:name="f17" draw:formula="571*logheight/718"/>
              <draw:equation draw:name="f18" draw:formula="90*logwidth/1068"/>
              <draw:equation draw:name="f19" draw:formula="524*logheight/718"/>
              <draw:equation draw:name="f20" draw:formula="90*logwidth/1068"/>
              <draw:equation draw:name="f21" draw:formula="355*logheight/718"/>
              <draw:equation draw:name="f22" draw:formula="173*logwidth/1068"/>
              <draw:equation draw:name="f23" draw:formula="144*logheight/718"/>
              <draw:equation draw:name="f24" draw:formula="222*logwidth/1068"/>
              <draw:equation draw:name="f25" draw:formula="104*logheight/718"/>
              <draw:equation draw:name="f26" draw:formula="180*logwidth/1068"/>
              <draw:equation draw:name="f27" draw:formula="31*logheight/718"/>
              <draw:equation draw:name="f28" draw:formula="13*logwidth/1068"/>
              <draw:equation draw:name="f29" draw:formula="277*logheight/718"/>
              <draw:equation draw:name="f30" draw:formula="6*logwidth/1068"/>
              <draw:equation draw:name="f31" draw:formula="448*logheight/718"/>
              <draw:equation draw:name="f32" draw:formula="9*logwidth/1068"/>
              <draw:equation draw:name="f33" draw:formula="604*logheight/718"/>
              <draw:equation draw:name="f34" draw:formula="161*logwidth/1068"/>
              <draw:equation draw:name="f35" draw:formula="718*logheight/718"/>
              <draw:equation draw:name="f36" draw:formula="805*logwidth/1068"/>
              <draw:equation draw:name="f37" draw:formula="718*logheight/718"/>
              <draw:equation draw:name="f38" draw:formula="908*logwidth/1068"/>
              <draw:equation draw:name="f39" draw:formula="718*logheight/718"/>
              <draw:equation draw:name="f40" draw:formula="1059*logwidth/1068"/>
              <draw:equation draw:name="f41" draw:formula="615*logheight/718"/>
              <draw:equation draw:name="f42" draw:formula="1065*logwidth/1068"/>
              <draw:equation draw:name="f43" draw:formula="545*logheight/718"/>
              <draw:equation draw:name="f44" draw:formula="1065*logwidth/1068"/>
              <draw:equation draw:name="f45" draw:formula="456*logheight/718"/>
              <draw:equation draw:name="f46" draw:formula="1060*logwidth/1068"/>
              <draw:equation draw:name="f47" draw:formula="288*logheight/718"/>
              <draw:equation draw:name="f48" draw:formula="888*logwidth/1068"/>
              <draw:equation draw:name="f49" draw:formula="30*logheight/718"/>
              <draw:equation draw:name="f50" draw:formula="846*logwidth/1068"/>
              <draw:equation draw:name="f51" draw:formula="102*logheight/718"/>
              <draw:equation draw:name="f52" draw:formula="logwidth"/>
              <draw:equation draw:name="f53" draw:formula="logheight"/>
            </draw:enhanced-geometry>
          </draw:custom-shape>
          <draw:custom-shape draw:name="Freeform 37" draw:style-name="gr22" draw:text-style-name="P22" draw:layer="layout" svg:width="0.276cm" svg:height="0.286cm" svg:x="8.219cm" svg:y="1.748cm">
            <text:p/>
            <draw:enhanced-geometry draw:mirror-horizontal="false" draw:mirror-vertical="false" svg:viewBox="0 0 0 0" drawooo:sub-view-size="638 664" draw:text-areas="0 0 ?f30 ?f31" draw:type="ooxml-non-primitive" draw:enhanced-path="M 554 327 C 553 410 509 485 437 527 365 569 274 564 203 521 133 478 94 398 96 316 99 234 150 161 222 123 292 86 379 92 446 133 514 174 553 250 554 327 554 381 638 382 638 327 637 232 594 141 519 82 441 21 340 0 244 25 154 48 76 116 39 201 0 292 5 395 53 482 122 606 271 664 406 630 542 595 636 466 638 327 638 273 554 273 554 327 Z N">
              <draw:equation draw:name="f0" draw:formula="554*logwidth/638"/>
              <draw:equation draw:name="f1" draw:formula="327*logheight/664"/>
              <draw:equation draw:name="f2" draw:formula="437*logwidth/638"/>
              <draw:equation draw:name="f3" draw:formula="527*logheight/664"/>
              <draw:equation draw:name="f4" draw:formula="203*logwidth/638"/>
              <draw:equation draw:name="f5" draw:formula="521*logheight/664"/>
              <draw:equation draw:name="f6" draw:formula="96*logwidth/638"/>
              <draw:equation draw:name="f7" draw:formula="316*logheight/664"/>
              <draw:equation draw:name="f8" draw:formula="222*logwidth/638"/>
              <draw:equation draw:name="f9" draw:formula="123*logheight/664"/>
              <draw:equation draw:name="f10" draw:formula="446*logwidth/638"/>
              <draw:equation draw:name="f11" draw:formula="133*logheight/664"/>
              <draw:equation draw:name="f12" draw:formula="554*logwidth/638"/>
              <draw:equation draw:name="f13" draw:formula="327*logheight/664"/>
              <draw:equation draw:name="f14" draw:formula="638*logwidth/638"/>
              <draw:equation draw:name="f15" draw:formula="327*logheight/664"/>
              <draw:equation draw:name="f16" draw:formula="519*logwidth/638"/>
              <draw:equation draw:name="f17" draw:formula="82*logheight/664"/>
              <draw:equation draw:name="f18" draw:formula="244*logwidth/638"/>
              <draw:equation draw:name="f19" draw:formula="25*logheight/664"/>
              <draw:equation draw:name="f20" draw:formula="39*logwidth/638"/>
              <draw:equation draw:name="f21" draw:formula="201*logheight/664"/>
              <draw:equation draw:name="f22" draw:formula="53*logwidth/638"/>
              <draw:equation draw:name="f23" draw:formula="482*logheight/664"/>
              <draw:equation draw:name="f24" draw:formula="406*logwidth/638"/>
              <draw:equation draw:name="f25" draw:formula="630*logheight/664"/>
              <draw:equation draw:name="f26" draw:formula="638*logwidth/638"/>
              <draw:equation draw:name="f27" draw:formula="327*logheight/664"/>
              <draw:equation draw:name="f28" draw:formula="554*logwidth/638"/>
              <draw:equation draw:name="f29" draw:formula="327*logheight/664"/>
              <draw:equation draw:name="f30" draw:formula="logwidth"/>
              <draw:equation draw:name="f31" draw:formula="logheight"/>
            </draw:enhanced-geometry>
          </draw:custom-shape>
          <draw:custom-shape draw:name="Freeform 38" draw:style-name="gr24" draw:text-style-name="P22" draw:layer="layout" svg:width="0.461cm" svg:height="0.309cm" svg:x="8.128cm" svg:y="1.977cm">
            <text:p/>
            <draw:enhanced-geometry draw:mirror-horizontal="false" draw:mirror-vertical="false" svg:viewBox="0 0 0 0" drawooo:sub-view-size="1067 717" draw:text-areas="0 0 ?f52 ?f53" draw:type="ooxml-non-primitive" draw:enhanced-path="M 846 102 C 924 152 974 236 980 329 983 379 981 429 981 479 981 505 981 532 981 558 981 582 978 600 961 617 940 637 910 633 882 633 659 633 436 633 213 633 193 633 172 633 152 633 117 633 90 605 89 571 89 555 89 539 89 523 89 467 89 411 89 355 89 275 117 201 172 144 187 128 204 115 222 103 267 74 225 1 179 31 93 87 32 174 12 276 1 332 5 391 5 447 5 498 0 553 9 604 22 675 92 717 161 717 375 717 590 717 804 717 839 717 873 717 907 717 977 717 1035 681 1058 614 1066 592 1065 568 1065 544 1065 515 1065 485 1065 455 1065 399 1067 343 1060 287 1045 181 977 86 888 29 842 0 800 72 846 102 Z N">
              <draw:equation draw:name="f0" draw:formula="846*logwidth/1067"/>
              <draw:equation draw:name="f1" draw:formula="102*logheight/717"/>
              <draw:equation draw:name="f2" draw:formula="980*logwidth/1067"/>
              <draw:equation draw:name="f3" draw:formula="329*logheight/717"/>
              <draw:equation draw:name="f4" draw:formula="981*logwidth/1067"/>
              <draw:equation draw:name="f5" draw:formula="479*logheight/717"/>
              <draw:equation draw:name="f6" draw:formula="981*logwidth/1067"/>
              <draw:equation draw:name="f7" draw:formula="558*logheight/717"/>
              <draw:equation draw:name="f8" draw:formula="961*logwidth/1067"/>
              <draw:equation draw:name="f9" draw:formula="617*logheight/717"/>
              <draw:equation draw:name="f10" draw:formula="882*logwidth/1067"/>
              <draw:equation draw:name="f11" draw:formula="633*logheight/717"/>
              <draw:equation draw:name="f12" draw:formula="213*logwidth/1067"/>
              <draw:equation draw:name="f13" draw:formula="633*logheight/717"/>
              <draw:equation draw:name="f14" draw:formula="152*logwidth/1067"/>
              <draw:equation draw:name="f15" draw:formula="633*logheight/717"/>
              <draw:equation draw:name="f16" draw:formula="89*logwidth/1067"/>
              <draw:equation draw:name="f17" draw:formula="571*logheight/717"/>
              <draw:equation draw:name="f18" draw:formula="89*logwidth/1067"/>
              <draw:equation draw:name="f19" draw:formula="523*logheight/717"/>
              <draw:equation draw:name="f20" draw:formula="89*logwidth/1067"/>
              <draw:equation draw:name="f21" draw:formula="355*logheight/717"/>
              <draw:equation draw:name="f22" draw:formula="172*logwidth/1067"/>
              <draw:equation draw:name="f23" draw:formula="144*logheight/717"/>
              <draw:equation draw:name="f24" draw:formula="222*logwidth/1067"/>
              <draw:equation draw:name="f25" draw:formula="103*logheight/717"/>
              <draw:equation draw:name="f26" draw:formula="179*logwidth/1067"/>
              <draw:equation draw:name="f27" draw:formula="31*logheight/717"/>
              <draw:equation draw:name="f28" draw:formula="12*logwidth/1067"/>
              <draw:equation draw:name="f29" draw:formula="276*logheight/717"/>
              <draw:equation draw:name="f30" draw:formula="5*logwidth/1067"/>
              <draw:equation draw:name="f31" draw:formula="447*logheight/717"/>
              <draw:equation draw:name="f32" draw:formula="9*logwidth/1067"/>
              <draw:equation draw:name="f33" draw:formula="604*logheight/717"/>
              <draw:equation draw:name="f34" draw:formula="161*logwidth/1067"/>
              <draw:equation draw:name="f35" draw:formula="717*logheight/717"/>
              <draw:equation draw:name="f36" draw:formula="804*logwidth/1067"/>
              <draw:equation draw:name="f37" draw:formula="717*logheight/717"/>
              <draw:equation draw:name="f38" draw:formula="907*logwidth/1067"/>
              <draw:equation draw:name="f39" draw:formula="717*logheight/717"/>
              <draw:equation draw:name="f40" draw:formula="1058*logwidth/1067"/>
              <draw:equation draw:name="f41" draw:formula="614*logheight/717"/>
              <draw:equation draw:name="f42" draw:formula="1065*logwidth/1067"/>
              <draw:equation draw:name="f43" draw:formula="544*logheight/717"/>
              <draw:equation draw:name="f44" draw:formula="1065*logwidth/1067"/>
              <draw:equation draw:name="f45" draw:formula="455*logheight/717"/>
              <draw:equation draw:name="f46" draw:formula="1060*logwidth/1067"/>
              <draw:equation draw:name="f47" draw:formula="287*logheight/717"/>
              <draw:equation draw:name="f48" draw:formula="888*logwidth/1067"/>
              <draw:equation draw:name="f49" draw:formula="29*logheight/717"/>
              <draw:equation draw:name="f50" draw:formula="846*logwidth/1067"/>
              <draw:equation draw:name="f51" draw:formula="102*logheight/717"/>
              <draw:equation draw:name="f52" draw:formula="logwidth"/>
              <draw:equation draw:name="f53" draw:formula="logheight"/>
            </draw:enhanced-geometry>
          </draw:custom-shape>
          <draw:custom-shape draw:name="Freeform 39" draw:style-name="gr22" draw:text-style-name="P22" draw:layer="layout" svg:width="0.276cm" svg:height="0.286cm" svg:x="9.337cm" svg:y="1.748cm">
            <text:p/>
            <draw:enhanced-geometry draw:mirror-horizontal="false" draw:mirror-vertical="false" svg:viewBox="0 0 0 0" drawooo:sub-view-size="639 664" draw:text-areas="0 0 ?f30 ?f31" draw:type="ooxml-non-primitive" draw:enhanced-path="M 555 327 C 554 410 510 485 438 527 366 569 275 564 204 521 133 478 95 398 97 316 100 234 151 161 222 123 293 86 380 92 447 133 514 174 554 250 555 327 555 381 639 382 639 327 638 232 595 141 519 82 441 21 340 0 244 25 154 48 77 116 40 201 0 292 5 395 54 482 123 606 272 664 407 630 543 595 637 466 639 327 639 273 555 273 555 327 Z N">
              <draw:equation draw:name="f0" draw:formula="555*logwidth/639"/>
              <draw:equation draw:name="f1" draw:formula="327*logheight/664"/>
              <draw:equation draw:name="f2" draw:formula="438*logwidth/639"/>
              <draw:equation draw:name="f3" draw:formula="527*logheight/664"/>
              <draw:equation draw:name="f4" draw:formula="204*logwidth/639"/>
              <draw:equation draw:name="f5" draw:formula="521*logheight/664"/>
              <draw:equation draw:name="f6" draw:formula="97*logwidth/639"/>
              <draw:equation draw:name="f7" draw:formula="316*logheight/664"/>
              <draw:equation draw:name="f8" draw:formula="222*logwidth/639"/>
              <draw:equation draw:name="f9" draw:formula="123*logheight/664"/>
              <draw:equation draw:name="f10" draw:formula="447*logwidth/639"/>
              <draw:equation draw:name="f11" draw:formula="133*logheight/664"/>
              <draw:equation draw:name="f12" draw:formula="555*logwidth/639"/>
              <draw:equation draw:name="f13" draw:formula="327*logheight/664"/>
              <draw:equation draw:name="f14" draw:formula="639*logwidth/639"/>
              <draw:equation draw:name="f15" draw:formula="327*logheight/664"/>
              <draw:equation draw:name="f16" draw:formula="519*logwidth/639"/>
              <draw:equation draw:name="f17" draw:formula="82*logheight/664"/>
              <draw:equation draw:name="f18" draw:formula="244*logwidth/639"/>
              <draw:equation draw:name="f19" draw:formula="25*logheight/664"/>
              <draw:equation draw:name="f20" draw:formula="40*logwidth/639"/>
              <draw:equation draw:name="f21" draw:formula="201*logheight/664"/>
              <draw:equation draw:name="f22" draw:formula="54*logwidth/639"/>
              <draw:equation draw:name="f23" draw:formula="482*logheight/664"/>
              <draw:equation draw:name="f24" draw:formula="407*logwidth/639"/>
              <draw:equation draw:name="f25" draw:formula="630*logheight/664"/>
              <draw:equation draw:name="f26" draw:formula="639*logwidth/639"/>
              <draw:equation draw:name="f27" draw:formula="327*logheight/664"/>
              <draw:equation draw:name="f28" draw:formula="555*logwidth/639"/>
              <draw:equation draw:name="f29" draw:formula="327*logheight/664"/>
              <draw:equation draw:name="f30" draw:formula="logwidth"/>
              <draw:equation draw:name="f31" draw:formula="logheight"/>
            </draw:enhanced-geometry>
          </draw:custom-shape>
          <draw:custom-shape draw:name="Freeform 40" draw:style-name="gr24" draw:text-style-name="P22" draw:layer="layout" svg:width="0.462cm" svg:height="0.309cm" svg:x="9.246cm" svg:y="1.977cm">
            <text:p/>
            <draw:enhanced-geometry draw:mirror-horizontal="false" draw:mirror-vertical="false" svg:viewBox="0 0 0 0" drawooo:sub-view-size="1068 717" draw:text-areas="0 0 ?f52 ?f53" draw:type="ooxml-non-primitive" draw:enhanced-path="M 846 102 C 924 152 975 236 981 329 984 379 981 429 981 479 981 505 981 532 981 558 981 582 978 600 961 617 941 637 911 633 882 633 659 633 437 633 214 633 193 633 173 633 153 633 118 633 91 605 90 571 89 555 90 539 90 523 90 467 90 411 90 355 90 275 117 201 173 144 188 128 204 115 222 103 267 74 225 1 180 31 94 87 32 174 13 276 2 332 6 391 6 447 6 498 0 553 10 604 23 675 93 717 161 717 376 717 590 717 805 717 839 717 874 717 908 717 978 717 1036 681 1059 614 1067 592 1065 568 1065 544 1065 515 1065 485 1065 455 1065 399 1068 343 1060 287 1046 181 978 86 889 29 843 0 801 72 846 102 Z N">
              <draw:equation draw:name="f0" draw:formula="846*logwidth/1068"/>
              <draw:equation draw:name="f1" draw:formula="102*logheight/717"/>
              <draw:equation draw:name="f2" draw:formula="981*logwidth/1068"/>
              <draw:equation draw:name="f3" draw:formula="329*logheight/717"/>
              <draw:equation draw:name="f4" draw:formula="981*logwidth/1068"/>
              <draw:equation draw:name="f5" draw:formula="479*logheight/717"/>
              <draw:equation draw:name="f6" draw:formula="981*logwidth/1068"/>
              <draw:equation draw:name="f7" draw:formula="558*logheight/717"/>
              <draw:equation draw:name="f8" draw:formula="961*logwidth/1068"/>
              <draw:equation draw:name="f9" draw:formula="617*logheight/717"/>
              <draw:equation draw:name="f10" draw:formula="882*logwidth/1068"/>
              <draw:equation draw:name="f11" draw:formula="633*logheight/717"/>
              <draw:equation draw:name="f12" draw:formula="214*logwidth/1068"/>
              <draw:equation draw:name="f13" draw:formula="633*logheight/717"/>
              <draw:equation draw:name="f14" draw:formula="153*logwidth/1068"/>
              <draw:equation draw:name="f15" draw:formula="633*logheight/717"/>
              <draw:equation draw:name="f16" draw:formula="90*logwidth/1068"/>
              <draw:equation draw:name="f17" draw:formula="571*logheight/717"/>
              <draw:equation draw:name="f18" draw:formula="90*logwidth/1068"/>
              <draw:equation draw:name="f19" draw:formula="523*logheight/717"/>
              <draw:equation draw:name="f20" draw:formula="90*logwidth/1068"/>
              <draw:equation draw:name="f21" draw:formula="355*logheight/717"/>
              <draw:equation draw:name="f22" draw:formula="173*logwidth/1068"/>
              <draw:equation draw:name="f23" draw:formula="144*logheight/717"/>
              <draw:equation draw:name="f24" draw:formula="222*logwidth/1068"/>
              <draw:equation draw:name="f25" draw:formula="103*logheight/717"/>
              <draw:equation draw:name="f26" draw:formula="180*logwidth/1068"/>
              <draw:equation draw:name="f27" draw:formula="31*logheight/717"/>
              <draw:equation draw:name="f28" draw:formula="13*logwidth/1068"/>
              <draw:equation draw:name="f29" draw:formula="276*logheight/717"/>
              <draw:equation draw:name="f30" draw:formula="6*logwidth/1068"/>
              <draw:equation draw:name="f31" draw:formula="447*logheight/717"/>
              <draw:equation draw:name="f32" draw:formula="10*logwidth/1068"/>
              <draw:equation draw:name="f33" draw:formula="604*logheight/717"/>
              <draw:equation draw:name="f34" draw:formula="161*logwidth/1068"/>
              <draw:equation draw:name="f35" draw:formula="717*logheight/717"/>
              <draw:equation draw:name="f36" draw:formula="805*logwidth/1068"/>
              <draw:equation draw:name="f37" draw:formula="717*logheight/717"/>
              <draw:equation draw:name="f38" draw:formula="908*logwidth/1068"/>
              <draw:equation draw:name="f39" draw:formula="717*logheight/717"/>
              <draw:equation draw:name="f40" draw:formula="1059*logwidth/1068"/>
              <draw:equation draw:name="f41" draw:formula="614*logheight/717"/>
              <draw:equation draw:name="f42" draw:formula="1065*logwidth/1068"/>
              <draw:equation draw:name="f43" draw:formula="544*logheight/717"/>
              <draw:equation draw:name="f44" draw:formula="1065*logwidth/1068"/>
              <draw:equation draw:name="f45" draw:formula="455*logheight/717"/>
              <draw:equation draw:name="f46" draw:formula="1060*logwidth/1068"/>
              <draw:equation draw:name="f47" draw:formula="287*logheight/717"/>
              <draw:equation draw:name="f48" draw:formula="889*logwidth/1068"/>
              <draw:equation draw:name="f49" draw:formula="29*logheight/717"/>
              <draw:equation draw:name="f50" draw:formula="846*logwidth/1068"/>
              <draw:equation draw:name="f51" draw:formula="102*logheight/717"/>
              <draw:equation draw:name="f52" draw:formula="logwidth"/>
              <draw:equation draw:name="f53" draw:formula="logheight"/>
            </draw:enhanced-geometry>
          </draw:custom-shape>
          <draw:custom-shape draw:name="Freeform 41" draw:style-name="gr25" draw:text-style-name="P22" draw:layer="layout" svg:width="0.035cm" svg:height="0.304cm" svg:x="8.902cm" svg:y="1.453cm">
            <text:p/>
            <draw:enhanced-geometry draw:mirror-horizontal="false" draw:mirror-vertical="false" svg:viewBox="0 0 0 0" drawooo:sub-view-size="84 705" draw:text-areas="0 0 ?f14 ?f15" draw:type="ooxml-non-primitive" draw:enhanced-path="M 0 54 C 0 247 0 439 0 631 0 638 0 644 0 650 0 705 84 705 84 650 84 458 84 266 84 73 84 67 84 61 84 54 84 0 0 0 0 54 Z N">
              <draw:equation draw:name="f0" draw:formula="0*logwidth/84"/>
              <draw:equation draw:name="f1" draw:formula="54*logheight/705"/>
              <draw:equation draw:name="f2" draw:formula="0*logwidth/84"/>
              <draw:equation draw:name="f3" draw:formula="631*logheight/705"/>
              <draw:equation draw:name="f4" draw:formula="0*logwidth/84"/>
              <draw:equation draw:name="f5" draw:formula="650*logheight/705"/>
              <draw:equation draw:name="f6" draw:formula="84*logwidth/84"/>
              <draw:equation draw:name="f7" draw:formula="650*logheight/705"/>
              <draw:equation draw:name="f8" draw:formula="84*logwidth/84"/>
              <draw:equation draw:name="f9" draw:formula="73*logheight/705"/>
              <draw:equation draw:name="f10" draw:formula="84*logwidth/84"/>
              <draw:equation draw:name="f11" draw:formula="54*logheight/705"/>
              <draw:equation draw:name="f12" draw:formula="0*logwidth/84"/>
              <draw:equation draw:name="f13" draw:formula="54*logheight/705"/>
              <draw:equation draw:name="f14" draw:formula="logwidth"/>
              <draw:equation draw:name="f15" draw:formula="logheight"/>
            </draw:enhanced-geometry>
          </draw:custom-shape>
          <draw:custom-shape draw:name="Freeform 42" draw:style-name="gr26" draw:text-style-name="P22" draw:layer="layout" svg:width="0.281cm" svg:height="0.183cm" svg:x="8.666cm" svg:y="1.707cm">
            <text:p/>
            <draw:enhanced-geometry draw:mirror-horizontal="false" draw:mirror-vertical="false" svg:viewBox="0 0 0 0" drawooo:sub-view-size="652 425" draw:text-areas="0 0 ?f14 ?f15" draw:type="ooxml-non-primitive" draw:enhanced-path="M 89 398 C 256 302 422 205 589 109 594 106 600 103 605 100 652 73 610 0 563 27 396 123 230 219 63 316 58 319 52 322 47 325 0 352 42 425 89 398 Z N">
              <draw:equation draw:name="f0" draw:formula="89*logwidth/652"/>
              <draw:equation draw:name="f1" draw:formula="398*logheight/425"/>
              <draw:equation draw:name="f2" draw:formula="589*logwidth/652"/>
              <draw:equation draw:name="f3" draw:formula="109*logheight/425"/>
              <draw:equation draw:name="f4" draw:formula="605*logwidth/652"/>
              <draw:equation draw:name="f5" draw:formula="100*logheight/425"/>
              <draw:equation draw:name="f6" draw:formula="563*logwidth/652"/>
              <draw:equation draw:name="f7" draw:formula="27*logheight/425"/>
              <draw:equation draw:name="f8" draw:formula="63*logwidth/652"/>
              <draw:equation draw:name="f9" draw:formula="316*logheight/425"/>
              <draw:equation draw:name="f10" draw:formula="47*logwidth/652"/>
              <draw:equation draw:name="f11" draw:formula="325*logheight/425"/>
              <draw:equation draw:name="f12" draw:formula="89*logwidth/652"/>
              <draw:equation draw:name="f13" draw:formula="398*logheight/425"/>
              <draw:equation draw:name="f14" draw:formula="logwidth"/>
              <draw:equation draw:name="f15" draw:formula="logheight"/>
            </draw:enhanced-geometry>
          </draw:custom-shape>
          <draw:custom-shape draw:name="Freeform 43" draw:style-name="gr26" draw:text-style-name="P22" draw:layer="layout" svg:width="0.282cm" svg:height="0.183cm" svg:x="8.891cm" svg:y="1.707cm">
            <text:p/>
            <draw:enhanced-geometry draw:mirror-horizontal="false" draw:mirror-vertical="false" svg:viewBox="0 0 0 0" drawooo:sub-view-size="652 425" draw:text-areas="0 0 ?f14 ?f15" draw:type="ooxml-non-primitive" draw:enhanced-path="M 605 325 C 439 229 272 133 106 37 100 33 95 30 89 27 42 0 0 73 47 100 213 196 380 292 546 388 552 391 557 395 563 398 610 425 652 352 605 325 Z N">
              <draw:equation draw:name="f0" draw:formula="605*logwidth/652"/>
              <draw:equation draw:name="f1" draw:formula="325*logheight/425"/>
              <draw:equation draw:name="f2" draw:formula="106*logwidth/652"/>
              <draw:equation draw:name="f3" draw:formula="37*logheight/425"/>
              <draw:equation draw:name="f4" draw:formula="89*logwidth/652"/>
              <draw:equation draw:name="f5" draw:formula="27*logheight/425"/>
              <draw:equation draw:name="f6" draw:formula="47*logwidth/652"/>
              <draw:equation draw:name="f7" draw:formula="100*logheight/425"/>
              <draw:equation draw:name="f8" draw:formula="546*logwidth/652"/>
              <draw:equation draw:name="f9" draw:formula="388*logheight/425"/>
              <draw:equation draw:name="f10" draw:formula="563*logwidth/652"/>
              <draw:equation draw:name="f11" draw:formula="398*logheight/425"/>
              <draw:equation draw:name="f12" draw:formula="605*logwidth/652"/>
              <draw:equation draw:name="f13" draw:formula="325*logheight/425"/>
              <draw:equation draw:name="f14" draw:formula="logwidth"/>
              <draw:equation draw:name="f15" draw:formula="logheight"/>
            </draw:enhanced-geometry>
          </draw:custom-shape>
        </draw:g>
        <draw:g draw:name="Group 24">
          <draw:custom-shape draw:name="Rectangle: Rounded Corners 3" draw:style-name="gr27" draw:text-style-name="P16" draw:layer="layout" svg:width="1.474cm" svg:height="1.474cm" svg:x="2.037cm" svg:y="1.4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21">
            <draw:custom-shape draw:name="Freeform 11" draw:style-name="gr28" draw:text-style-name="P17" draw:layer="layout" svg:width="0.597cm" svg:height="0.783cm" svg:x="2.611cm" svg:y="1.912cm">
              <text:p/>
              <draw:enhanced-geometry draw:mirror-horizontal="false" draw:mirror-vertical="false" svg:viewBox="0 0 0 0" drawooo:sub-view-size="512 673" draw:text-areas="0 0 ?f58 ?f59" draw:type="ooxml-non-primitive" draw:enhanced-path="M 76 419 C 76 418 77 415 79 412 287 115 287 115 287 115 289 112 291 110 294 110 295 110 295 110 295 110 298 110 299 111 299 115 299 425 299 425 299 425 83 425 83 425 83 425 79 425 76 423 76 419 M 304 0 C 289 0 282 7 278 14 11 390 11 390 11 390 3 401 0 412 0 424 0 458 0 458 0 458 0 485 10 494 37 494 298 494 298 494 298 494 298 655 298 655 298 655 298 665 303 673 313 673 365 673 365 673 365 673 375 673 381 664 381 655 381 494 381 494 381 494 494 494 494 494 494 494 504 494 512 487 512 477 512 441 512 441 512 441 512 431 503 425 494 425 381 425 381 425 381 425 381 20 381 20 381 20 381 6 372 0 357 0 L 304 0 Z N">
                <draw:equation draw:name="f0" draw:formula="76*logwidth/512"/>
                <draw:equation draw:name="f1" draw:formula="419*logheight/673"/>
                <draw:equation draw:name="f2" draw:formula="79*logwidth/512"/>
                <draw:equation draw:name="f3" draw:formula="412*logheight/673"/>
                <draw:equation draw:name="f4" draw:formula="287*logwidth/512"/>
                <draw:equation draw:name="f5" draw:formula="115*logheight/673"/>
                <draw:equation draw:name="f6" draw:formula="294*logwidth/512"/>
                <draw:equation draw:name="f7" draw:formula="110*logheight/673"/>
                <draw:equation draw:name="f8" draw:formula="295*logwidth/512"/>
                <draw:equation draw:name="f9" draw:formula="110*logheight/673"/>
                <draw:equation draw:name="f10" draw:formula="299*logwidth/512"/>
                <draw:equation draw:name="f11" draw:formula="115*logheight/673"/>
                <draw:equation draw:name="f12" draw:formula="299*logwidth/512"/>
                <draw:equation draw:name="f13" draw:formula="425*logheight/673"/>
                <draw:equation draw:name="f14" draw:formula="83*logwidth/512"/>
                <draw:equation draw:name="f15" draw:formula="425*logheight/673"/>
                <draw:equation draw:name="f16" draw:formula="76*logwidth/512"/>
                <draw:equation draw:name="f17" draw:formula="419*logheight/673"/>
                <draw:equation draw:name="f18" draw:formula="304*logwidth/512"/>
                <draw:equation draw:name="f19" draw:formula="0*logheight/673"/>
                <draw:equation draw:name="f20" draw:formula="278*logwidth/512"/>
                <draw:equation draw:name="f21" draw:formula="14*logheight/673"/>
                <draw:equation draw:name="f22" draw:formula="11*logwidth/512"/>
                <draw:equation draw:name="f23" draw:formula="390*logheight/673"/>
                <draw:equation draw:name="f24" draw:formula="0*logwidth/512"/>
                <draw:equation draw:name="f25" draw:formula="424*logheight/673"/>
                <draw:equation draw:name="f26" draw:formula="0*logwidth/512"/>
                <draw:equation draw:name="f27" draw:formula="458*logheight/673"/>
                <draw:equation draw:name="f28" draw:formula="37*logwidth/512"/>
                <draw:equation draw:name="f29" draw:formula="494*logheight/673"/>
                <draw:equation draw:name="f30" draw:formula="298*logwidth/512"/>
                <draw:equation draw:name="f31" draw:formula="494*logheight/673"/>
                <draw:equation draw:name="f32" draw:formula="298*logwidth/512"/>
                <draw:equation draw:name="f33" draw:formula="655*logheight/673"/>
                <draw:equation draw:name="f34" draw:formula="313*logwidth/512"/>
                <draw:equation draw:name="f35" draw:formula="673*logheight/673"/>
                <draw:equation draw:name="f36" draw:formula="365*logwidth/512"/>
                <draw:equation draw:name="f37" draw:formula="673*logheight/673"/>
                <draw:equation draw:name="f38" draw:formula="381*logwidth/512"/>
                <draw:equation draw:name="f39" draw:formula="655*logheight/673"/>
                <draw:equation draw:name="f40" draw:formula="381*logwidth/512"/>
                <draw:equation draw:name="f41" draw:formula="494*logheight/673"/>
                <draw:equation draw:name="f42" draw:formula="494*logwidth/512"/>
                <draw:equation draw:name="f43" draw:formula="494*logheight/673"/>
                <draw:equation draw:name="f44" draw:formula="512*logwidth/512"/>
                <draw:equation draw:name="f45" draw:formula="477*logheight/673"/>
                <draw:equation draw:name="f46" draw:formula="512*logwidth/512"/>
                <draw:equation draw:name="f47" draw:formula="441*logheight/673"/>
                <draw:equation draw:name="f48" draw:formula="494*logwidth/512"/>
                <draw:equation draw:name="f49" draw:formula="425*logheight/673"/>
                <draw:equation draw:name="f50" draw:formula="381*logwidth/512"/>
                <draw:equation draw:name="f51" draw:formula="425*logheight/673"/>
                <draw:equation draw:name="f52" draw:formula="381*logwidth/512"/>
                <draw:equation draw:name="f53" draw:formula="20*logheight/673"/>
                <draw:equation draw:name="f54" draw:formula="357*logwidth/512"/>
                <draw:equation draw:name="f55" draw:formula="0*logheight/673"/>
                <draw:equation draw:name="f56" draw:formula="304*logwidth/512"/>
                <draw:equation draw:name="f57" draw:formula="0*logheight/673"/>
                <draw:equation draw:name="f58" draw:formula="logwidth"/>
                <draw:equation draw:name="f59" draw:formula="logheight"/>
              </draw:enhanced-geometry>
            </draw:custom-shape>
            <draw:custom-shape draw:name="Freeform 12" draw:style-name="gr29" draw:text-style-name="P17" draw:layer="layout" svg:width="0.482cm" svg:height="0.752cm" svg:x="2.339cm" svg:y="1.733cm">
              <text:p/>
              <draw:enhanced-geometry draw:mirror-horizontal="false" draw:mirror-vertical="false" svg:viewBox="0 0 0 0" drawooo:sub-view-size="414 647" draw:text-areas="0 0 ?f46 ?f47" draw:type="ooxml-non-primitive" draw:enhanced-path="M 27 18 C 18 19 9 25 9 33 9 63 9 63 9 63 9 73 15 79 24 79 28 79 28 79 28 79 80 72 144 66 192 66 293 66 332 93 332 155 332 207 313 227 236 275 142 334 142 334 142 334 41 397 0 471 0 561 0 631 0 631 0 631 0 640 8 647 19 647 387 647 387 647 387 647 398 647 406 641 406 632 406 594 406 594 406 594 406 584 398 579 387 579 74 579 74 579 74 579 74 561 74 561 74 561 74 486 101 442 204 377 294 321 294 321 294 321 380 267 414 223 414 155 414 49 343 0 192 0 137 0 74 6 27 18 N">
                <draw:equation draw:name="f0" draw:formula="27*logwidth/414"/>
                <draw:equation draw:name="f1" draw:formula="18*logheight/647"/>
                <draw:equation draw:name="f2" draw:formula="9*logwidth/414"/>
                <draw:equation draw:name="f3" draw:formula="33*logheight/647"/>
                <draw:equation draw:name="f4" draw:formula="9*logwidth/414"/>
                <draw:equation draw:name="f5" draw:formula="63*logheight/647"/>
                <draw:equation draw:name="f6" draw:formula="24*logwidth/414"/>
                <draw:equation draw:name="f7" draw:formula="79*logheight/647"/>
                <draw:equation draw:name="f8" draw:formula="28*logwidth/414"/>
                <draw:equation draw:name="f9" draw:formula="79*logheight/647"/>
                <draw:equation draw:name="f10" draw:formula="192*logwidth/414"/>
                <draw:equation draw:name="f11" draw:formula="66*logheight/647"/>
                <draw:equation draw:name="f12" draw:formula="332*logwidth/414"/>
                <draw:equation draw:name="f13" draw:formula="155*logheight/647"/>
                <draw:equation draw:name="f14" draw:formula="236*logwidth/414"/>
                <draw:equation draw:name="f15" draw:formula="275*logheight/647"/>
                <draw:equation draw:name="f16" draw:formula="142*logwidth/414"/>
                <draw:equation draw:name="f17" draw:formula="334*logheight/647"/>
                <draw:equation draw:name="f18" draw:formula="0*logwidth/414"/>
                <draw:equation draw:name="f19" draw:formula="561*logheight/647"/>
                <draw:equation draw:name="f20" draw:formula="0*logwidth/414"/>
                <draw:equation draw:name="f21" draw:formula="631*logheight/647"/>
                <draw:equation draw:name="f22" draw:formula="19*logwidth/414"/>
                <draw:equation draw:name="f23" draw:formula="647*logheight/647"/>
                <draw:equation draw:name="f24" draw:formula="387*logwidth/414"/>
                <draw:equation draw:name="f25" draw:formula="647*logheight/647"/>
                <draw:equation draw:name="f26" draw:formula="406*logwidth/414"/>
                <draw:equation draw:name="f27" draw:formula="632*logheight/647"/>
                <draw:equation draw:name="f28" draw:formula="406*logwidth/414"/>
                <draw:equation draw:name="f29" draw:formula="594*logheight/647"/>
                <draw:equation draw:name="f30" draw:formula="387*logwidth/414"/>
                <draw:equation draw:name="f31" draw:formula="579*logheight/647"/>
                <draw:equation draw:name="f32" draw:formula="74*logwidth/414"/>
                <draw:equation draw:name="f33" draw:formula="579*logheight/647"/>
                <draw:equation draw:name="f34" draw:formula="74*logwidth/414"/>
                <draw:equation draw:name="f35" draw:formula="561*logheight/647"/>
                <draw:equation draw:name="f36" draw:formula="204*logwidth/414"/>
                <draw:equation draw:name="f37" draw:formula="377*logheight/647"/>
                <draw:equation draw:name="f38" draw:formula="294*logwidth/414"/>
                <draw:equation draw:name="f39" draw:formula="321*logheight/647"/>
                <draw:equation draw:name="f40" draw:formula="414*logwidth/414"/>
                <draw:equation draw:name="f41" draw:formula="155*logheight/647"/>
                <draw:equation draw:name="f42" draw:formula="192*logwidth/414"/>
                <draw:equation draw:name="f43" draw:formula="0*logheight/647"/>
                <draw:equation draw:name="f44" draw:formula="27*logwidth/414"/>
                <draw:equation draw:name="f45" draw:formula="18*logheight/647"/>
                <draw:equation draw:name="f46" draw:formula="logwidth"/>
                <draw:equation draw:name="f47" draw:formula="logheight"/>
              </draw:enhanced-geometry>
            </draw:custom-shape>
          </draw:g>
        </draw:g>
        <draw:custom-shape draw:name="TextBox 1" draw:style-name="gr30" draw:text-style-name="P19" draw:layer="layout" svg:width="10.008cm" svg:height="1.412cm" svg:x="12.371cm" svg:y="2.652cm">
          <text:p text:style-name="P18"><text:span text:style-name="T5">APLIKA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3" presentation:class="page"/>
          <draw:frame presentation:style-name="pr1" draw:text-style-name="P21" draw:layer="layout" svg:width="16.799cm" svg:height="13.364cm" svg:x="2.1cm" svg:y="14.107cm" presentation:class="notes" presentation:placeholder="true">
            <draw:text-box/>
          </draw:frame>
        </presentation:notes>
      </draw:page>
      <draw:page draw:name="page4" draw:style-name="dp1" draw:master-page-name="Blank">
        <office:forms form:automatic-focus="false" form:apply-design-mode="false"/>
        <draw:custom-shape draw:name="TextBox 2" draw:style-name="gr31" draw:text-style-name="P13" draw:layer="layout" svg:width="13.459cm" svg:height="2.287cm" svg:x="2.037cm" svg:y="12.031cm">
          <text:p text:style-name="P10"><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31" draw:text-style-name="P13" draw:layer="layout" svg:width="9.822cm" svg:height="1.353cm" svg:x="2.037cm" svg:y="14.884cm">
          <text:p text:style-name="P10"><text:span text:style-name="T6">Lorem Ipsum is simply dummy text of the printing and typesetting indust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35" draw:style-name="gr26" draw:text-style-name="P22" draw:layer="layout" svg:width="0.276cm" svg:height="0.286cm" svg:x="2.849cm" svg:y="9.861cm">
            <text:p/>
            <draw:enhanced-geometry draw:mirror-horizontal="false" draw:mirror-vertical="false" svg:viewBox="0 0 0 0" drawooo:sub-view-size="639 664" draw:text-areas="0 0 ?f30 ?f31" draw:type="ooxml-non-primitive" draw:enhanced-path="M 554 327 C 553 410 510 485 438 526 365 569 275 564 204 521 133 478 94 398 97 316 99 234 150 161 222 123 292 85 379 92 447 133 514 174 553 249 554 327 555 381 639 381 638 327 637 232 594 141 519 82 441 21 340 0 244 25 154 48 76 116 39 200 0 292 5 395 53 482 122 606 271 664 407 629 543 594 637 466 638 327 639 273 555 273 554 327 Z N">
              <draw:equation draw:name="f0" draw:formula="554*logwidth/639"/>
              <draw:equation draw:name="f1" draw:formula="327*logheight/664"/>
              <draw:equation draw:name="f2" draw:formula="438*logwidth/639"/>
              <draw:equation draw:name="f3" draw:formula="526*logheight/664"/>
              <draw:equation draw:name="f4" draw:formula="204*logwidth/639"/>
              <draw:equation draw:name="f5" draw:formula="521*logheight/664"/>
              <draw:equation draw:name="f6" draw:formula="97*logwidth/639"/>
              <draw:equation draw:name="f7" draw:formula="316*logheight/664"/>
              <draw:equation draw:name="f8" draw:formula="222*logwidth/639"/>
              <draw:equation draw:name="f9" draw:formula="123*logheight/664"/>
              <draw:equation draw:name="f10" draw:formula="447*logwidth/639"/>
              <draw:equation draw:name="f11" draw:formula="133*logheight/664"/>
              <draw:equation draw:name="f12" draw:formula="554*logwidth/639"/>
              <draw:equation draw:name="f13" draw:formula="327*logheight/664"/>
              <draw:equation draw:name="f14" draw:formula="638*logwidth/639"/>
              <draw:equation draw:name="f15" draw:formula="327*logheight/664"/>
              <draw:equation draw:name="f16" draw:formula="519*logwidth/639"/>
              <draw:equation draw:name="f17" draw:formula="82*logheight/664"/>
              <draw:equation draw:name="f18" draw:formula="244*logwidth/639"/>
              <draw:equation draw:name="f19" draw:formula="25*logheight/664"/>
              <draw:equation draw:name="f20" draw:formula="39*logwidth/639"/>
              <draw:equation draw:name="f21" draw:formula="200*logheight/664"/>
              <draw:equation draw:name="f22" draw:formula="53*logwidth/639"/>
              <draw:equation draw:name="f23" draw:formula="482*logheight/664"/>
              <draw:equation draw:name="f24" draw:formula="407*logwidth/639"/>
              <draw:equation draw:name="f25" draw:formula="629*logheight/664"/>
              <draw:equation draw:name="f26" draw:formula="638*logwidth/639"/>
              <draw:equation draw:name="f27" draw:formula="327*logheight/664"/>
              <draw:equation draw:name="f28" draw:formula="554*logwidth/639"/>
              <draw:equation draw:name="f29" draw:formula="327*logheight/664"/>
              <draw:equation draw:name="f30" draw:formula="logwidth"/>
              <draw:equation draw:name="f31" draw:formula="logheight"/>
            </draw:enhanced-geometry>
          </draw:custom-shape>
          <draw:custom-shape draw:name="Freeform 36" draw:style-name="gr26" draw:text-style-name="P22" draw:layer="layout" svg:width="0.462cm" svg:height="0.31cm" svg:x="2.758cm" svg:y="10.089cm">
            <text:p/>
            <draw:enhanced-geometry draw:mirror-horizontal="false" draw:mirror-vertical="false" svg:viewBox="0 0 0 0" drawooo:sub-view-size="1068 718" draw:text-areas="0 0 ?f52 ?f53" draw:type="ooxml-non-primitive" draw:enhanced-path="M 846 102 C 924 152 975 237 981 330 984 379 981 430 981 480 981 506 981 533 981 559 981 583 978 601 961 618 941 638 910 634 882 634 659 634 436 634 214 634 193 634 173 634 152 634 117 634 90 606 90 571 89 556 90 540 90 524 90 468 90 412 90 355 90 276 117 202 173 144 188 129 204 116 222 104 267 74 225 2 180 31 94 88 32 175 13 277 2 333 6 391 6 448 6 499 0 554 9 604 23 676 92 718 161 718 375 718 590 718 805 718 839 718 873 718 908 718 977 718 1035 682 1059 615 1066 593 1065 568 1065 545 1065 515 1065 486 1065 456 1065 400 1068 344 1060 288 1045 182 978 87 888 30 843 0 801 73 846 102 Z N">
              <draw:equation draw:name="f0" draw:formula="846*logwidth/1068"/>
              <draw:equation draw:name="f1" draw:formula="102*logheight/718"/>
              <draw:equation draw:name="f2" draw:formula="981*logwidth/1068"/>
              <draw:equation draw:name="f3" draw:formula="330*logheight/718"/>
              <draw:equation draw:name="f4" draw:formula="981*logwidth/1068"/>
              <draw:equation draw:name="f5" draw:formula="480*logheight/718"/>
              <draw:equation draw:name="f6" draw:formula="981*logwidth/1068"/>
              <draw:equation draw:name="f7" draw:formula="559*logheight/718"/>
              <draw:equation draw:name="f8" draw:formula="961*logwidth/1068"/>
              <draw:equation draw:name="f9" draw:formula="618*logheight/718"/>
              <draw:equation draw:name="f10" draw:formula="882*logwidth/1068"/>
              <draw:equation draw:name="f11" draw:formula="634*logheight/718"/>
              <draw:equation draw:name="f12" draw:formula="214*logwidth/1068"/>
              <draw:equation draw:name="f13" draw:formula="634*logheight/718"/>
              <draw:equation draw:name="f14" draw:formula="152*logwidth/1068"/>
              <draw:equation draw:name="f15" draw:formula="634*logheight/718"/>
              <draw:equation draw:name="f16" draw:formula="90*logwidth/1068"/>
              <draw:equation draw:name="f17" draw:formula="571*logheight/718"/>
              <draw:equation draw:name="f18" draw:formula="90*logwidth/1068"/>
              <draw:equation draw:name="f19" draw:formula="524*logheight/718"/>
              <draw:equation draw:name="f20" draw:formula="90*logwidth/1068"/>
              <draw:equation draw:name="f21" draw:formula="355*logheight/718"/>
              <draw:equation draw:name="f22" draw:formula="173*logwidth/1068"/>
              <draw:equation draw:name="f23" draw:formula="144*logheight/718"/>
              <draw:equation draw:name="f24" draw:formula="222*logwidth/1068"/>
              <draw:equation draw:name="f25" draw:formula="104*logheight/718"/>
              <draw:equation draw:name="f26" draw:formula="180*logwidth/1068"/>
              <draw:equation draw:name="f27" draw:formula="31*logheight/718"/>
              <draw:equation draw:name="f28" draw:formula="13*logwidth/1068"/>
              <draw:equation draw:name="f29" draw:formula="277*logheight/718"/>
              <draw:equation draw:name="f30" draw:formula="6*logwidth/1068"/>
              <draw:equation draw:name="f31" draw:formula="448*logheight/718"/>
              <draw:equation draw:name="f32" draw:formula="9*logwidth/1068"/>
              <draw:equation draw:name="f33" draw:formula="604*logheight/718"/>
              <draw:equation draw:name="f34" draw:formula="161*logwidth/1068"/>
              <draw:equation draw:name="f35" draw:formula="718*logheight/718"/>
              <draw:equation draw:name="f36" draw:formula="805*logwidth/1068"/>
              <draw:equation draw:name="f37" draw:formula="718*logheight/718"/>
              <draw:equation draw:name="f38" draw:formula="908*logwidth/1068"/>
              <draw:equation draw:name="f39" draw:formula="718*logheight/718"/>
              <draw:equation draw:name="f40" draw:formula="1059*logwidth/1068"/>
              <draw:equation draw:name="f41" draw:formula="615*logheight/718"/>
              <draw:equation draw:name="f42" draw:formula="1065*logwidth/1068"/>
              <draw:equation draw:name="f43" draw:formula="545*logheight/718"/>
              <draw:equation draw:name="f44" draw:formula="1065*logwidth/1068"/>
              <draw:equation draw:name="f45" draw:formula="456*logheight/718"/>
              <draw:equation draw:name="f46" draw:formula="1060*logwidth/1068"/>
              <draw:equation draw:name="f47" draw:formula="288*logheight/718"/>
              <draw:equation draw:name="f48" draw:formula="888*logwidth/1068"/>
              <draw:equation draw:name="f49" draw:formula="30*logheight/718"/>
              <draw:equation draw:name="f50" draw:formula="846*logwidth/1068"/>
              <draw:equation draw:name="f51" draw:formula="102*logheight/718"/>
              <draw:equation draw:name="f52" draw:formula="logwidth"/>
              <draw:equation draw:name="f53" draw:formula="logheight"/>
            </draw:enhanced-geometry>
          </draw:custom-shape>
          <draw:custom-shape draw:name="Freeform 37" draw:style-name="gr26" draw:text-style-name="P22" draw:layer="layout" svg:width="0.276cm" svg:height="0.286cm" svg:x="2.29cm" svg:y="10.797cm">
            <text:p/>
            <draw:enhanced-geometry draw:mirror-horizontal="false" draw:mirror-vertical="false" svg:viewBox="0 0 0 0" drawooo:sub-view-size="638 664" draw:text-areas="0 0 ?f30 ?f31" draw:type="ooxml-non-primitive" draw:enhanced-path="M 554 327 C 553 410 509 485 437 527 365 569 274 564 203 521 133 478 94 398 96 316 99 234 150 161 222 123 292 86 379 92 446 133 514 174 553 250 554 327 554 381 638 382 638 327 637 232 594 141 519 82 441 21 340 0 244 25 154 48 76 116 39 201 0 292 5 395 53 482 122 606 271 664 406 630 542 595 636 466 638 327 638 273 554 273 554 327 Z N">
              <draw:equation draw:name="f0" draw:formula="554*logwidth/638"/>
              <draw:equation draw:name="f1" draw:formula="327*logheight/664"/>
              <draw:equation draw:name="f2" draw:formula="437*logwidth/638"/>
              <draw:equation draw:name="f3" draw:formula="527*logheight/664"/>
              <draw:equation draw:name="f4" draw:formula="203*logwidth/638"/>
              <draw:equation draw:name="f5" draw:formula="521*logheight/664"/>
              <draw:equation draw:name="f6" draw:formula="96*logwidth/638"/>
              <draw:equation draw:name="f7" draw:formula="316*logheight/664"/>
              <draw:equation draw:name="f8" draw:formula="222*logwidth/638"/>
              <draw:equation draw:name="f9" draw:formula="123*logheight/664"/>
              <draw:equation draw:name="f10" draw:formula="446*logwidth/638"/>
              <draw:equation draw:name="f11" draw:formula="133*logheight/664"/>
              <draw:equation draw:name="f12" draw:formula="554*logwidth/638"/>
              <draw:equation draw:name="f13" draw:formula="327*logheight/664"/>
              <draw:equation draw:name="f14" draw:formula="638*logwidth/638"/>
              <draw:equation draw:name="f15" draw:formula="327*logheight/664"/>
              <draw:equation draw:name="f16" draw:formula="519*logwidth/638"/>
              <draw:equation draw:name="f17" draw:formula="82*logheight/664"/>
              <draw:equation draw:name="f18" draw:formula="244*logwidth/638"/>
              <draw:equation draw:name="f19" draw:formula="25*logheight/664"/>
              <draw:equation draw:name="f20" draw:formula="39*logwidth/638"/>
              <draw:equation draw:name="f21" draw:formula="201*logheight/664"/>
              <draw:equation draw:name="f22" draw:formula="53*logwidth/638"/>
              <draw:equation draw:name="f23" draw:formula="482*logheight/664"/>
              <draw:equation draw:name="f24" draw:formula="406*logwidth/638"/>
              <draw:equation draw:name="f25" draw:formula="630*logheight/664"/>
              <draw:equation draw:name="f26" draw:formula="638*logwidth/638"/>
              <draw:equation draw:name="f27" draw:formula="327*logheight/664"/>
              <draw:equation draw:name="f28" draw:formula="554*logwidth/638"/>
              <draw:equation draw:name="f29" draw:formula="327*logheight/664"/>
              <draw:equation draw:name="f30" draw:formula="logwidth"/>
              <draw:equation draw:name="f31" draw:formula="logheight"/>
            </draw:enhanced-geometry>
          </draw:custom-shape>
          <draw:custom-shape draw:name="Freeform 38" draw:style-name="gr26" draw:text-style-name="P22" draw:layer="layout" svg:width="0.461cm" svg:height="0.309cm" svg:x="2.199cm" svg:y="11.026cm">
            <text:p/>
            <draw:enhanced-geometry draw:mirror-horizontal="false" draw:mirror-vertical="false" svg:viewBox="0 0 0 0" drawooo:sub-view-size="1067 717" draw:text-areas="0 0 ?f52 ?f53" draw:type="ooxml-non-primitive" draw:enhanced-path="M 846 102 C 924 152 974 236 980 329 983 379 981 429 981 479 981 505 981 532 981 558 981 582 978 600 961 617 940 637 910 633 882 633 659 633 436 633 213 633 193 633 172 633 152 633 117 633 90 605 89 571 89 555 89 539 89 523 89 467 89 411 89 355 89 275 117 201 172 144 187 128 204 115 222 103 267 74 225 1 179 31 93 87 32 174 12 276 1 332 5 391 5 447 5 498 0 553 9 604 22 675 92 717 161 717 375 717 590 717 804 717 839 717 873 717 907 717 977 717 1035 681 1058 614 1066 592 1065 568 1065 544 1065 515 1065 485 1065 455 1065 399 1067 343 1060 287 1045 181 977 86 888 29 842 0 800 72 846 102 Z N">
              <draw:equation draw:name="f0" draw:formula="846*logwidth/1067"/>
              <draw:equation draw:name="f1" draw:formula="102*logheight/717"/>
              <draw:equation draw:name="f2" draw:formula="980*logwidth/1067"/>
              <draw:equation draw:name="f3" draw:formula="329*logheight/717"/>
              <draw:equation draw:name="f4" draw:formula="981*logwidth/1067"/>
              <draw:equation draw:name="f5" draw:formula="479*logheight/717"/>
              <draw:equation draw:name="f6" draw:formula="981*logwidth/1067"/>
              <draw:equation draw:name="f7" draw:formula="558*logheight/717"/>
              <draw:equation draw:name="f8" draw:formula="961*logwidth/1067"/>
              <draw:equation draw:name="f9" draw:formula="617*logheight/717"/>
              <draw:equation draw:name="f10" draw:formula="882*logwidth/1067"/>
              <draw:equation draw:name="f11" draw:formula="633*logheight/717"/>
              <draw:equation draw:name="f12" draw:formula="213*logwidth/1067"/>
              <draw:equation draw:name="f13" draw:formula="633*logheight/717"/>
              <draw:equation draw:name="f14" draw:formula="152*logwidth/1067"/>
              <draw:equation draw:name="f15" draw:formula="633*logheight/717"/>
              <draw:equation draw:name="f16" draw:formula="89*logwidth/1067"/>
              <draw:equation draw:name="f17" draw:formula="571*logheight/717"/>
              <draw:equation draw:name="f18" draw:formula="89*logwidth/1067"/>
              <draw:equation draw:name="f19" draw:formula="523*logheight/717"/>
              <draw:equation draw:name="f20" draw:formula="89*logwidth/1067"/>
              <draw:equation draw:name="f21" draw:formula="355*logheight/717"/>
              <draw:equation draw:name="f22" draw:formula="172*logwidth/1067"/>
              <draw:equation draw:name="f23" draw:formula="144*logheight/717"/>
              <draw:equation draw:name="f24" draw:formula="222*logwidth/1067"/>
              <draw:equation draw:name="f25" draw:formula="103*logheight/717"/>
              <draw:equation draw:name="f26" draw:formula="179*logwidth/1067"/>
              <draw:equation draw:name="f27" draw:formula="31*logheight/717"/>
              <draw:equation draw:name="f28" draw:formula="12*logwidth/1067"/>
              <draw:equation draw:name="f29" draw:formula="276*logheight/717"/>
              <draw:equation draw:name="f30" draw:formula="5*logwidth/1067"/>
              <draw:equation draw:name="f31" draw:formula="447*logheight/717"/>
              <draw:equation draw:name="f32" draw:formula="9*logwidth/1067"/>
              <draw:equation draw:name="f33" draw:formula="604*logheight/717"/>
              <draw:equation draw:name="f34" draw:formula="161*logwidth/1067"/>
              <draw:equation draw:name="f35" draw:formula="717*logheight/717"/>
              <draw:equation draw:name="f36" draw:formula="804*logwidth/1067"/>
              <draw:equation draw:name="f37" draw:formula="717*logheight/717"/>
              <draw:equation draw:name="f38" draw:formula="907*logwidth/1067"/>
              <draw:equation draw:name="f39" draw:formula="717*logheight/717"/>
              <draw:equation draw:name="f40" draw:formula="1058*logwidth/1067"/>
              <draw:equation draw:name="f41" draw:formula="614*logheight/717"/>
              <draw:equation draw:name="f42" draw:formula="1065*logwidth/1067"/>
              <draw:equation draw:name="f43" draw:formula="544*logheight/717"/>
              <draw:equation draw:name="f44" draw:formula="1065*logwidth/1067"/>
              <draw:equation draw:name="f45" draw:formula="455*logheight/717"/>
              <draw:equation draw:name="f46" draw:formula="1060*logwidth/1067"/>
              <draw:equation draw:name="f47" draw:formula="287*logheight/717"/>
              <draw:equation draw:name="f48" draw:formula="888*logwidth/1067"/>
              <draw:equation draw:name="f49" draw:formula="29*logheight/717"/>
              <draw:equation draw:name="f50" draw:formula="846*logwidth/1067"/>
              <draw:equation draw:name="f51" draw:formula="102*logheight/717"/>
              <draw:equation draw:name="f52" draw:formula="logwidth"/>
              <draw:equation draw:name="f53" draw:formula="logheight"/>
            </draw:enhanced-geometry>
          </draw:custom-shape>
          <draw:custom-shape draw:name="Freeform 39" draw:style-name="gr26" draw:text-style-name="P22" draw:layer="layout" svg:width="0.276cm" svg:height="0.286cm" svg:x="3.408cm" svg:y="10.797cm">
            <text:p/>
            <draw:enhanced-geometry draw:mirror-horizontal="false" draw:mirror-vertical="false" svg:viewBox="0 0 0 0" drawooo:sub-view-size="639 664" draw:text-areas="0 0 ?f30 ?f31" draw:type="ooxml-non-primitive" draw:enhanced-path="M 555 327 C 554 410 510 485 438 527 366 569 275 564 204 521 133 478 95 398 97 316 100 234 151 161 222 123 293 86 380 92 447 133 514 174 554 250 555 327 555 381 639 382 639 327 638 232 595 141 519 82 441 21 340 0 244 25 154 48 77 116 40 201 0 292 5 395 54 482 123 606 272 664 407 630 543 595 637 466 639 327 639 273 555 273 555 327 Z N">
              <draw:equation draw:name="f0" draw:formula="555*logwidth/639"/>
              <draw:equation draw:name="f1" draw:formula="327*logheight/664"/>
              <draw:equation draw:name="f2" draw:formula="438*logwidth/639"/>
              <draw:equation draw:name="f3" draw:formula="527*logheight/664"/>
              <draw:equation draw:name="f4" draw:formula="204*logwidth/639"/>
              <draw:equation draw:name="f5" draw:formula="521*logheight/664"/>
              <draw:equation draw:name="f6" draw:formula="97*logwidth/639"/>
              <draw:equation draw:name="f7" draw:formula="316*logheight/664"/>
              <draw:equation draw:name="f8" draw:formula="222*logwidth/639"/>
              <draw:equation draw:name="f9" draw:formula="123*logheight/664"/>
              <draw:equation draw:name="f10" draw:formula="447*logwidth/639"/>
              <draw:equation draw:name="f11" draw:formula="133*logheight/664"/>
              <draw:equation draw:name="f12" draw:formula="555*logwidth/639"/>
              <draw:equation draw:name="f13" draw:formula="327*logheight/664"/>
              <draw:equation draw:name="f14" draw:formula="639*logwidth/639"/>
              <draw:equation draw:name="f15" draw:formula="327*logheight/664"/>
              <draw:equation draw:name="f16" draw:formula="519*logwidth/639"/>
              <draw:equation draw:name="f17" draw:formula="82*logheight/664"/>
              <draw:equation draw:name="f18" draw:formula="244*logwidth/639"/>
              <draw:equation draw:name="f19" draw:formula="25*logheight/664"/>
              <draw:equation draw:name="f20" draw:formula="40*logwidth/639"/>
              <draw:equation draw:name="f21" draw:formula="201*logheight/664"/>
              <draw:equation draw:name="f22" draw:formula="54*logwidth/639"/>
              <draw:equation draw:name="f23" draw:formula="482*logheight/664"/>
              <draw:equation draw:name="f24" draw:formula="407*logwidth/639"/>
              <draw:equation draw:name="f25" draw:formula="630*logheight/664"/>
              <draw:equation draw:name="f26" draw:formula="639*logwidth/639"/>
              <draw:equation draw:name="f27" draw:formula="327*logheight/664"/>
              <draw:equation draw:name="f28" draw:formula="555*logwidth/639"/>
              <draw:equation draw:name="f29" draw:formula="327*logheight/664"/>
              <draw:equation draw:name="f30" draw:formula="logwidth"/>
              <draw:equation draw:name="f31" draw:formula="logheight"/>
            </draw:enhanced-geometry>
          </draw:custom-shape>
          <draw:custom-shape draw:name="Freeform 40" draw:style-name="gr26" draw:text-style-name="P22" draw:layer="layout" svg:width="0.462cm" svg:height="0.309cm" svg:x="3.317cm" svg:y="11.026cm">
            <text:p/>
            <draw:enhanced-geometry draw:mirror-horizontal="false" draw:mirror-vertical="false" svg:viewBox="0 0 0 0" drawooo:sub-view-size="1068 717" draw:text-areas="0 0 ?f52 ?f53" draw:type="ooxml-non-primitive" draw:enhanced-path="M 846 102 C 924 152 975 236 981 329 984 379 981 429 981 479 981 505 981 532 981 558 981 582 978 600 961 617 941 637 911 633 882 633 659 633 437 633 214 633 193 633 173 633 153 633 118 633 91 605 90 571 89 555 90 539 90 523 90 467 90 411 90 355 90 275 117 201 173 144 188 128 204 115 222 103 267 74 225 1 180 31 94 87 32 174 13 276 2 332 6 391 6 447 6 498 0 553 10 604 23 675 93 717 161 717 376 717 590 717 805 717 839 717 874 717 908 717 978 717 1036 681 1059 614 1067 592 1065 568 1065 544 1065 515 1065 485 1065 455 1065 399 1068 343 1060 287 1046 181 978 86 889 29 843 0 801 72 846 102 Z N">
              <draw:equation draw:name="f0" draw:formula="846*logwidth/1068"/>
              <draw:equation draw:name="f1" draw:formula="102*logheight/717"/>
              <draw:equation draw:name="f2" draw:formula="981*logwidth/1068"/>
              <draw:equation draw:name="f3" draw:formula="329*logheight/717"/>
              <draw:equation draw:name="f4" draw:formula="981*logwidth/1068"/>
              <draw:equation draw:name="f5" draw:formula="479*logheight/717"/>
              <draw:equation draw:name="f6" draw:formula="981*logwidth/1068"/>
              <draw:equation draw:name="f7" draw:formula="558*logheight/717"/>
              <draw:equation draw:name="f8" draw:formula="961*logwidth/1068"/>
              <draw:equation draw:name="f9" draw:formula="617*logheight/717"/>
              <draw:equation draw:name="f10" draw:formula="882*logwidth/1068"/>
              <draw:equation draw:name="f11" draw:formula="633*logheight/717"/>
              <draw:equation draw:name="f12" draw:formula="214*logwidth/1068"/>
              <draw:equation draw:name="f13" draw:formula="633*logheight/717"/>
              <draw:equation draw:name="f14" draw:formula="153*logwidth/1068"/>
              <draw:equation draw:name="f15" draw:formula="633*logheight/717"/>
              <draw:equation draw:name="f16" draw:formula="90*logwidth/1068"/>
              <draw:equation draw:name="f17" draw:formula="571*logheight/717"/>
              <draw:equation draw:name="f18" draw:formula="90*logwidth/1068"/>
              <draw:equation draw:name="f19" draw:formula="523*logheight/717"/>
              <draw:equation draw:name="f20" draw:formula="90*logwidth/1068"/>
              <draw:equation draw:name="f21" draw:formula="355*logheight/717"/>
              <draw:equation draw:name="f22" draw:formula="173*logwidth/1068"/>
              <draw:equation draw:name="f23" draw:formula="144*logheight/717"/>
              <draw:equation draw:name="f24" draw:formula="222*logwidth/1068"/>
              <draw:equation draw:name="f25" draw:formula="103*logheight/717"/>
              <draw:equation draw:name="f26" draw:formula="180*logwidth/1068"/>
              <draw:equation draw:name="f27" draw:formula="31*logheight/717"/>
              <draw:equation draw:name="f28" draw:formula="13*logwidth/1068"/>
              <draw:equation draw:name="f29" draw:formula="276*logheight/717"/>
              <draw:equation draw:name="f30" draw:formula="6*logwidth/1068"/>
              <draw:equation draw:name="f31" draw:formula="447*logheight/717"/>
              <draw:equation draw:name="f32" draw:formula="10*logwidth/1068"/>
              <draw:equation draw:name="f33" draw:formula="604*logheight/717"/>
              <draw:equation draw:name="f34" draw:formula="161*logwidth/1068"/>
              <draw:equation draw:name="f35" draw:formula="717*logheight/717"/>
              <draw:equation draw:name="f36" draw:formula="805*logwidth/1068"/>
              <draw:equation draw:name="f37" draw:formula="717*logheight/717"/>
              <draw:equation draw:name="f38" draw:formula="908*logwidth/1068"/>
              <draw:equation draw:name="f39" draw:formula="717*logheight/717"/>
              <draw:equation draw:name="f40" draw:formula="1059*logwidth/1068"/>
              <draw:equation draw:name="f41" draw:formula="614*logheight/717"/>
              <draw:equation draw:name="f42" draw:formula="1065*logwidth/1068"/>
              <draw:equation draw:name="f43" draw:formula="544*logheight/717"/>
              <draw:equation draw:name="f44" draw:formula="1065*logwidth/1068"/>
              <draw:equation draw:name="f45" draw:formula="455*logheight/717"/>
              <draw:equation draw:name="f46" draw:formula="1060*logwidth/1068"/>
              <draw:equation draw:name="f47" draw:formula="287*logheight/717"/>
              <draw:equation draw:name="f48" draw:formula="889*logwidth/1068"/>
              <draw:equation draw:name="f49" draw:formula="29*logheight/717"/>
              <draw:equation draw:name="f50" draw:formula="846*logwidth/1068"/>
              <draw:equation draw:name="f51" draw:formula="102*logheight/717"/>
              <draw:equation draw:name="f52" draw:formula="logwidth"/>
              <draw:equation draw:name="f53" draw:formula="logheight"/>
            </draw:enhanced-geometry>
          </draw:custom-shape>
          <draw:custom-shape draw:name="Freeform 41" draw:style-name="gr26" draw:text-style-name="P22" draw:layer="layout" svg:width="0.035cm" svg:height="0.304cm" svg:x="2.973cm" svg:y="10.502cm">
            <text:p/>
            <draw:enhanced-geometry draw:mirror-horizontal="false" draw:mirror-vertical="false" svg:viewBox="0 0 0 0" drawooo:sub-view-size="84 705" draw:text-areas="0 0 ?f14 ?f15" draw:type="ooxml-non-primitive" draw:enhanced-path="M 0 54 C 0 247 0 439 0 631 0 638 0 644 0 650 0 705 84 705 84 650 84 458 84 266 84 73 84 67 84 61 84 54 84 0 0 0 0 54 Z N">
              <draw:equation draw:name="f0" draw:formula="0*logwidth/84"/>
              <draw:equation draw:name="f1" draw:formula="54*logheight/705"/>
              <draw:equation draw:name="f2" draw:formula="0*logwidth/84"/>
              <draw:equation draw:name="f3" draw:formula="631*logheight/705"/>
              <draw:equation draw:name="f4" draw:formula="0*logwidth/84"/>
              <draw:equation draw:name="f5" draw:formula="650*logheight/705"/>
              <draw:equation draw:name="f6" draw:formula="84*logwidth/84"/>
              <draw:equation draw:name="f7" draw:formula="650*logheight/705"/>
              <draw:equation draw:name="f8" draw:formula="84*logwidth/84"/>
              <draw:equation draw:name="f9" draw:formula="73*logheight/705"/>
              <draw:equation draw:name="f10" draw:formula="84*logwidth/84"/>
              <draw:equation draw:name="f11" draw:formula="54*logheight/705"/>
              <draw:equation draw:name="f12" draw:formula="0*logwidth/84"/>
              <draw:equation draw:name="f13" draw:formula="54*logheight/705"/>
              <draw:equation draw:name="f14" draw:formula="logwidth"/>
              <draw:equation draw:name="f15" draw:formula="logheight"/>
            </draw:enhanced-geometry>
          </draw:custom-shape>
          <draw:custom-shape draw:name="Freeform 42" draw:style-name="gr26" draw:text-style-name="P22" draw:layer="layout" svg:width="0.281cm" svg:height="0.183cm" svg:x="2.737cm" svg:y="10.756cm">
            <text:p/>
            <draw:enhanced-geometry draw:mirror-horizontal="false" draw:mirror-vertical="false" svg:viewBox="0 0 0 0" drawooo:sub-view-size="652 425" draw:text-areas="0 0 ?f14 ?f15" draw:type="ooxml-non-primitive" draw:enhanced-path="M 89 398 C 256 302 422 205 589 109 594 106 600 103 605 100 652 73 610 0 563 27 396 123 230 219 63 316 58 319 52 322 47 325 0 352 42 425 89 398 Z N">
              <draw:equation draw:name="f0" draw:formula="89*logwidth/652"/>
              <draw:equation draw:name="f1" draw:formula="398*logheight/425"/>
              <draw:equation draw:name="f2" draw:formula="589*logwidth/652"/>
              <draw:equation draw:name="f3" draw:formula="109*logheight/425"/>
              <draw:equation draw:name="f4" draw:formula="605*logwidth/652"/>
              <draw:equation draw:name="f5" draw:formula="100*logheight/425"/>
              <draw:equation draw:name="f6" draw:formula="563*logwidth/652"/>
              <draw:equation draw:name="f7" draw:formula="27*logheight/425"/>
              <draw:equation draw:name="f8" draw:formula="63*logwidth/652"/>
              <draw:equation draw:name="f9" draw:formula="316*logheight/425"/>
              <draw:equation draw:name="f10" draw:formula="47*logwidth/652"/>
              <draw:equation draw:name="f11" draw:formula="325*logheight/425"/>
              <draw:equation draw:name="f12" draw:formula="89*logwidth/652"/>
              <draw:equation draw:name="f13" draw:formula="398*logheight/425"/>
              <draw:equation draw:name="f14" draw:formula="logwidth"/>
              <draw:equation draw:name="f15" draw:formula="logheight"/>
            </draw:enhanced-geometry>
          </draw:custom-shape>
          <draw:custom-shape draw:name="Freeform 43" draw:style-name="gr26" draw:text-style-name="P22" draw:layer="layout" svg:width="0.282cm" svg:height="0.183cm" svg:x="2.962cm" svg:y="10.756cm">
            <text:p/>
            <draw:enhanced-geometry draw:mirror-horizontal="false" draw:mirror-vertical="false" svg:viewBox="0 0 0 0" drawooo:sub-view-size="652 425" draw:text-areas="0 0 ?f14 ?f15" draw:type="ooxml-non-primitive" draw:enhanced-path="M 605 325 C 439 229 272 133 106 37 100 33 95 30 89 27 42 0 0 73 47 100 213 196 380 292 546 388 552 391 557 395 563 398 610 425 652 352 605 325 Z N">
              <draw:equation draw:name="f0" draw:formula="605*logwidth/652"/>
              <draw:equation draw:name="f1" draw:formula="325*logheight/425"/>
              <draw:equation draw:name="f2" draw:formula="106*logwidth/652"/>
              <draw:equation draw:name="f3" draw:formula="37*logheight/425"/>
              <draw:equation draw:name="f4" draw:formula="89*logwidth/652"/>
              <draw:equation draw:name="f5" draw:formula="27*logheight/425"/>
              <draw:equation draw:name="f6" draw:formula="47*logwidth/652"/>
              <draw:equation draw:name="f7" draw:formula="100*logheight/425"/>
              <draw:equation draw:name="f8" draw:formula="546*logwidth/652"/>
              <draw:equation draw:name="f9" draw:formula="388*logheight/425"/>
              <draw:equation draw:name="f10" draw:formula="563*logwidth/652"/>
              <draw:equation draw:name="f11" draw:formula="398*logheight/425"/>
              <draw:equation draw:name="f12" draw:formula="605*logwidth/652"/>
              <draw:equation draw:name="f13" draw:formula="325*logheight/425"/>
              <draw:equation draw:name="f14" draw:formula="logwidth"/>
              <draw:equation draw:name="f15" draw:formula="logheight"/>
            </draw:enhanced-geometry>
          </draw:custom-shape>
        </draw:g>
        <draw:g draw:name="Group 14">
          <draw:custom-shape draw:name="Rectangle: Rounded Corners 15" draw:style-name="gr32" draw:text-style-name="P16" draw:layer="layout" svg:width="1.474cm" svg:height="1.474cm" svg:x="2.037cm" svg:y="1.4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6">
            <draw:custom-shape draw:name="Freeform 11" draw:style-name="gr33" draw:text-style-name="P17" draw:layer="layout" svg:width="0.597cm" svg:height="0.783cm" svg:x="2.611cm" svg:y="1.912cm">
              <text:p/>
              <draw:enhanced-geometry draw:mirror-horizontal="false" draw:mirror-vertical="false" svg:viewBox="0 0 0 0" drawooo:sub-view-size="512 673" draw:text-areas="0 0 ?f58 ?f59" draw:type="ooxml-non-primitive" draw:enhanced-path="M 76 419 C 76 418 77 415 79 412 287 115 287 115 287 115 289 112 291 110 294 110 295 110 295 110 295 110 298 110 299 111 299 115 299 425 299 425 299 425 83 425 83 425 83 425 79 425 76 423 76 419 M 304 0 C 289 0 282 7 278 14 11 390 11 390 11 390 3 401 0 412 0 424 0 458 0 458 0 458 0 485 10 494 37 494 298 494 298 494 298 494 298 655 298 655 298 655 298 665 303 673 313 673 365 673 365 673 365 673 375 673 381 664 381 655 381 494 381 494 381 494 494 494 494 494 494 494 504 494 512 487 512 477 512 441 512 441 512 441 512 431 503 425 494 425 381 425 381 425 381 425 381 20 381 20 381 20 381 6 372 0 357 0 L 304 0 Z N">
                <draw:equation draw:name="f0" draw:formula="76*logwidth/512"/>
                <draw:equation draw:name="f1" draw:formula="419*logheight/673"/>
                <draw:equation draw:name="f2" draw:formula="79*logwidth/512"/>
                <draw:equation draw:name="f3" draw:formula="412*logheight/673"/>
                <draw:equation draw:name="f4" draw:formula="287*logwidth/512"/>
                <draw:equation draw:name="f5" draw:formula="115*logheight/673"/>
                <draw:equation draw:name="f6" draw:formula="294*logwidth/512"/>
                <draw:equation draw:name="f7" draw:formula="110*logheight/673"/>
                <draw:equation draw:name="f8" draw:formula="295*logwidth/512"/>
                <draw:equation draw:name="f9" draw:formula="110*logheight/673"/>
                <draw:equation draw:name="f10" draw:formula="299*logwidth/512"/>
                <draw:equation draw:name="f11" draw:formula="115*logheight/673"/>
                <draw:equation draw:name="f12" draw:formula="299*logwidth/512"/>
                <draw:equation draw:name="f13" draw:formula="425*logheight/673"/>
                <draw:equation draw:name="f14" draw:formula="83*logwidth/512"/>
                <draw:equation draw:name="f15" draw:formula="425*logheight/673"/>
                <draw:equation draw:name="f16" draw:formula="76*logwidth/512"/>
                <draw:equation draw:name="f17" draw:formula="419*logheight/673"/>
                <draw:equation draw:name="f18" draw:formula="304*logwidth/512"/>
                <draw:equation draw:name="f19" draw:formula="0*logheight/673"/>
                <draw:equation draw:name="f20" draw:formula="278*logwidth/512"/>
                <draw:equation draw:name="f21" draw:formula="14*logheight/673"/>
                <draw:equation draw:name="f22" draw:formula="11*logwidth/512"/>
                <draw:equation draw:name="f23" draw:formula="390*logheight/673"/>
                <draw:equation draw:name="f24" draw:formula="0*logwidth/512"/>
                <draw:equation draw:name="f25" draw:formula="424*logheight/673"/>
                <draw:equation draw:name="f26" draw:formula="0*logwidth/512"/>
                <draw:equation draw:name="f27" draw:formula="458*logheight/673"/>
                <draw:equation draw:name="f28" draw:formula="37*logwidth/512"/>
                <draw:equation draw:name="f29" draw:formula="494*logheight/673"/>
                <draw:equation draw:name="f30" draw:formula="298*logwidth/512"/>
                <draw:equation draw:name="f31" draw:formula="494*logheight/673"/>
                <draw:equation draw:name="f32" draw:formula="298*logwidth/512"/>
                <draw:equation draw:name="f33" draw:formula="655*logheight/673"/>
                <draw:equation draw:name="f34" draw:formula="313*logwidth/512"/>
                <draw:equation draw:name="f35" draw:formula="673*logheight/673"/>
                <draw:equation draw:name="f36" draw:formula="365*logwidth/512"/>
                <draw:equation draw:name="f37" draw:formula="673*logheight/673"/>
                <draw:equation draw:name="f38" draw:formula="381*logwidth/512"/>
                <draw:equation draw:name="f39" draw:formula="655*logheight/673"/>
                <draw:equation draw:name="f40" draw:formula="381*logwidth/512"/>
                <draw:equation draw:name="f41" draw:formula="494*logheight/673"/>
                <draw:equation draw:name="f42" draw:formula="494*logwidth/512"/>
                <draw:equation draw:name="f43" draw:formula="494*logheight/673"/>
                <draw:equation draw:name="f44" draw:formula="512*logwidth/512"/>
                <draw:equation draw:name="f45" draw:formula="477*logheight/673"/>
                <draw:equation draw:name="f46" draw:formula="512*logwidth/512"/>
                <draw:equation draw:name="f47" draw:formula="441*logheight/673"/>
                <draw:equation draw:name="f48" draw:formula="494*logwidth/512"/>
                <draw:equation draw:name="f49" draw:formula="425*logheight/673"/>
                <draw:equation draw:name="f50" draw:formula="381*logwidth/512"/>
                <draw:equation draw:name="f51" draw:formula="425*logheight/673"/>
                <draw:equation draw:name="f52" draw:formula="381*logwidth/512"/>
                <draw:equation draw:name="f53" draw:formula="20*logheight/673"/>
                <draw:equation draw:name="f54" draw:formula="357*logwidth/512"/>
                <draw:equation draw:name="f55" draw:formula="0*logheight/673"/>
                <draw:equation draw:name="f56" draw:formula="304*logwidth/512"/>
                <draw:equation draw:name="f57" draw:formula="0*logheight/673"/>
                <draw:equation draw:name="f58" draw:formula="logwidth"/>
                <draw:equation draw:name="f59" draw:formula="logheight"/>
              </draw:enhanced-geometry>
            </draw:custom-shape>
            <draw:custom-shape draw:name="Freeform 12" draw:style-name="gr33" draw:text-style-name="P17" draw:layer="layout" svg:width="0.482cm" svg:height="0.752cm" svg:x="2.339cm" svg:y="1.733cm">
              <text:p/>
              <draw:enhanced-geometry draw:mirror-horizontal="false" draw:mirror-vertical="false" svg:viewBox="0 0 0 0" drawooo:sub-view-size="414 647" draw:text-areas="0 0 ?f46 ?f47" draw:type="ooxml-non-primitive" draw:enhanced-path="M 27 18 C 18 19 9 25 9 33 9 63 9 63 9 63 9 73 15 79 24 79 28 79 28 79 28 79 80 72 144 66 192 66 293 66 332 93 332 155 332 207 313 227 236 275 142 334 142 334 142 334 41 397 0 471 0 561 0 631 0 631 0 631 0 640 8 647 19 647 387 647 387 647 387 647 398 647 406 641 406 632 406 594 406 594 406 594 406 584 398 579 387 579 74 579 74 579 74 579 74 561 74 561 74 561 74 486 101 442 204 377 294 321 294 321 294 321 380 267 414 223 414 155 414 49 343 0 192 0 137 0 74 6 27 18 N">
                <draw:equation draw:name="f0" draw:formula="27*logwidth/414"/>
                <draw:equation draw:name="f1" draw:formula="18*logheight/647"/>
                <draw:equation draw:name="f2" draw:formula="9*logwidth/414"/>
                <draw:equation draw:name="f3" draw:formula="33*logheight/647"/>
                <draw:equation draw:name="f4" draw:formula="9*logwidth/414"/>
                <draw:equation draw:name="f5" draw:formula="63*logheight/647"/>
                <draw:equation draw:name="f6" draw:formula="24*logwidth/414"/>
                <draw:equation draw:name="f7" draw:formula="79*logheight/647"/>
                <draw:equation draw:name="f8" draw:formula="28*logwidth/414"/>
                <draw:equation draw:name="f9" draw:formula="79*logheight/647"/>
                <draw:equation draw:name="f10" draw:formula="192*logwidth/414"/>
                <draw:equation draw:name="f11" draw:formula="66*logheight/647"/>
                <draw:equation draw:name="f12" draw:formula="332*logwidth/414"/>
                <draw:equation draw:name="f13" draw:formula="155*logheight/647"/>
                <draw:equation draw:name="f14" draw:formula="236*logwidth/414"/>
                <draw:equation draw:name="f15" draw:formula="275*logheight/647"/>
                <draw:equation draw:name="f16" draw:formula="142*logwidth/414"/>
                <draw:equation draw:name="f17" draw:formula="334*logheight/647"/>
                <draw:equation draw:name="f18" draw:formula="0*logwidth/414"/>
                <draw:equation draw:name="f19" draw:formula="561*logheight/647"/>
                <draw:equation draw:name="f20" draw:formula="0*logwidth/414"/>
                <draw:equation draw:name="f21" draw:formula="631*logheight/647"/>
                <draw:equation draw:name="f22" draw:formula="19*logwidth/414"/>
                <draw:equation draw:name="f23" draw:formula="647*logheight/647"/>
                <draw:equation draw:name="f24" draw:formula="387*logwidth/414"/>
                <draw:equation draw:name="f25" draw:formula="647*logheight/647"/>
                <draw:equation draw:name="f26" draw:formula="406*logwidth/414"/>
                <draw:equation draw:name="f27" draw:formula="632*logheight/647"/>
                <draw:equation draw:name="f28" draw:formula="406*logwidth/414"/>
                <draw:equation draw:name="f29" draw:formula="594*logheight/647"/>
                <draw:equation draw:name="f30" draw:formula="387*logwidth/414"/>
                <draw:equation draw:name="f31" draw:formula="579*logheight/647"/>
                <draw:equation draw:name="f32" draw:formula="74*logwidth/414"/>
                <draw:equation draw:name="f33" draw:formula="579*logheight/647"/>
                <draw:equation draw:name="f34" draw:formula="74*logwidth/414"/>
                <draw:equation draw:name="f35" draw:formula="561*logheight/647"/>
                <draw:equation draw:name="f36" draw:formula="204*logwidth/414"/>
                <draw:equation draw:name="f37" draw:formula="377*logheight/647"/>
                <draw:equation draw:name="f38" draw:formula="294*logwidth/414"/>
                <draw:equation draw:name="f39" draw:formula="321*logheight/647"/>
                <draw:equation draw:name="f40" draw:formula="414*logwidth/414"/>
                <draw:equation draw:name="f41" draw:formula="155*logheight/647"/>
                <draw:equation draw:name="f42" draw:formula="192*logwidth/414"/>
                <draw:equation draw:name="f43" draw:formula="0*logheight/647"/>
                <draw:equation draw:name="f44" draw:formula="27*logwidth/414"/>
                <draw:equation draw:name="f45" draw:formula="18*logheight/647"/>
                <draw:equation draw:name="f46" draw:formula="logwidth"/>
                <draw:equation draw:name="f47" draw:formula="logheight"/>
              </draw:enhanced-geometry>
            </draw:custom-shape>
          </draw:g>
        </draw:g>
        <draw:g draw:name="Group 22">
          <draw:custom-shape draw:name="Freeform 10" draw:style-name="gr34" draw:text-style-name="P1" draw:layer="layout" svg:width="24.092cm" svg:height="31.995cm" draw:transform="rotate (-2.7401669256311) translate (42.875cm 19.777cm)">
            <text:p/>
            <draw:enhanced-geometry draw:mirror-horizontal="false" draw:mirror-vertical="false" svg:viewBox="0 0 0 0" drawooo:sub-view-size="2492 3315" draw:text-areas="0 0 ?f20 ?f21" draw:type="ooxml-non-primitive" draw:enhanced-path="M 1166 2419 C 1505 1277 486 1533 243 912 0 292 291 31 449 15 607 0 716 54 766 302 817 551 1312 508 1651 481 1989 454 2492 733 2239 1238 1986 1743 2000 1716 2186 2201 2372 2685 2165 2928 2165 2928 2165 2928 1791 3315 1400 3100 1008 2885 1166 2419 1166 2419 Z N">
              <draw:equation draw:name="f0" draw:formula="1166*logwidth/2492"/>
              <draw:equation draw:name="f1" draw:formula="2419*logheight/3315"/>
              <draw:equation draw:name="f2" draw:formula="243*logwidth/2492"/>
              <draw:equation draw:name="f3" draw:formula="912*logheight/3315"/>
              <draw:equation draw:name="f4" draw:formula="449*logwidth/2492"/>
              <draw:equation draw:name="f5" draw:formula="15*logheight/3315"/>
              <draw:equation draw:name="f6" draw:formula="766*logwidth/2492"/>
              <draw:equation draw:name="f7" draw:formula="302*logheight/3315"/>
              <draw:equation draw:name="f8" draw:formula="1651*logwidth/2492"/>
              <draw:equation draw:name="f9" draw:formula="481*logheight/3315"/>
              <draw:equation draw:name="f10" draw:formula="2239*logwidth/2492"/>
              <draw:equation draw:name="f11" draw:formula="1238*logheight/3315"/>
              <draw:equation draw:name="f12" draw:formula="2186*logwidth/2492"/>
              <draw:equation draw:name="f13" draw:formula="2201*logheight/3315"/>
              <draw:equation draw:name="f14" draw:formula="2165*logwidth/2492"/>
              <draw:equation draw:name="f15" draw:formula="2928*logheight/3315"/>
              <draw:equation draw:name="f16" draw:formula="1400*logwidth/2492"/>
              <draw:equation draw:name="f17" draw:formula="3100*logheight/3315"/>
              <draw:equation draw:name="f18" draw:formula="1166*logwidth/2492"/>
              <draw:equation draw:name="f19" draw:formula="2419*logheight/3315"/>
              <draw:equation draw:name="f20" draw:formula="logwidth"/>
              <draw:equation draw:name="f21" draw:formula="logheight"/>
            </draw:enhanced-geometry>
          </draw:custom-shape>
          <draw:custom-shape draw:name="Freeform 11" draw:style-name="gr35" draw:text-style-name="P2" draw:layer="layout" svg:width="24.324cm" svg:height="29.877cm" draw:transform="rotate (-2.7401669256311) translate (43.216cm 16.068cm)">
            <text:p/>
            <draw:enhanced-geometry draw:mirror-horizontal="false" draw:mirror-vertical="false" svg:viewBox="0 0 0 0" drawooo:sub-view-size="2516 3095" draw:text-areas="0 0 ?f20 ?f21" draw:type="ooxml-non-primitive" draw:enhanced-path="M 1504 2980 C 1504 2980 1958 3095 2237 2283 2516 1472 1745 1159 1468 1052 1191 945 1126 907 979 648 832 389 822 0 411 195 0 391 384 948 397 1117 411 1286 128 1580 194 1767 259 1954 273 2154 866 2349 866 2349 1186 2374 1275 2766 1275 2766 1340 2988 1504 2980 Z N">
              <draw:equation draw:name="f0" draw:formula="1504*logwidth/2516"/>
              <draw:equation draw:name="f1" draw:formula="2980*logheight/3095"/>
              <draw:equation draw:name="f2" draw:formula="2237*logwidth/2516"/>
              <draw:equation draw:name="f3" draw:formula="2283*logheight/3095"/>
              <draw:equation draw:name="f4" draw:formula="1468*logwidth/2516"/>
              <draw:equation draw:name="f5" draw:formula="1052*logheight/3095"/>
              <draw:equation draw:name="f6" draw:formula="979*logwidth/2516"/>
              <draw:equation draw:name="f7" draw:formula="648*logheight/3095"/>
              <draw:equation draw:name="f8" draw:formula="411*logwidth/2516"/>
              <draw:equation draw:name="f9" draw:formula="195*logheight/3095"/>
              <draw:equation draw:name="f10" draw:formula="397*logwidth/2516"/>
              <draw:equation draw:name="f11" draw:formula="1117*logheight/3095"/>
              <draw:equation draw:name="f12" draw:formula="194*logwidth/2516"/>
              <draw:equation draw:name="f13" draw:formula="1767*logheight/3095"/>
              <draw:equation draw:name="f14" draw:formula="866*logwidth/2516"/>
              <draw:equation draw:name="f15" draw:formula="2349*logheight/3095"/>
              <draw:equation draw:name="f16" draw:formula="1275*logwidth/2516"/>
              <draw:equation draw:name="f17" draw:formula="2766*logheight/3095"/>
              <draw:equation draw:name="f18" draw:formula="1504*logwidth/2516"/>
              <draw:equation draw:name="f19" draw:formula="2980*logheight/3095"/>
              <draw:equation draw:name="f20" draw:formula="logwidth"/>
              <draw:equation draw:name="f21" draw:formula="logheight"/>
            </draw:enhanced-geometry>
          </draw:custom-shape>
          <draw:custom-shape draw:name="Freeform 12" draw:style-name="gr36" draw:text-style-name="P3" draw:layer="layout" svg:width="21.028cm" svg:height="28.118cm" draw:transform="rotate (-2.7401669256311) translate (40.183cm 17.356cm)">
            <text:p/>
            <draw:enhanced-geometry draw:mirror-horizontal="false" draw:mirror-vertical="false" svg:viewBox="0 0 0 0" drawooo:sub-view-size="2175 2913" draw:text-areas="0 0 ?f20 ?f21" draw:type="ooxml-non-primitive" draw:enhanced-path="M 1896 2283 C 1770 2651 1607 2829 1467 2913 1397 2909 1324 2889 1250 2849 858 2634 1016 2168 1016 2168 1354 1026 336 1282 93 661 28 495 1 354 0 238 20 222 44 208 70 195 481 0 491 389 638 648 785 907 850 945 1127 1052 1404 1159 2175 1472 1896 2283 Z N">
              <draw:equation draw:name="f0" draw:formula="1896*logwidth/2175"/>
              <draw:equation draw:name="f1" draw:formula="2283*logheight/2913"/>
              <draw:equation draw:name="f2" draw:formula="1467*logwidth/2175"/>
              <draw:equation draw:name="f3" draw:formula="2913*logheight/2913"/>
              <draw:equation draw:name="f4" draw:formula="1250*logwidth/2175"/>
              <draw:equation draw:name="f5" draw:formula="2849*logheight/2913"/>
              <draw:equation draw:name="f6" draw:formula="1016*logwidth/2175"/>
              <draw:equation draw:name="f7" draw:formula="2168*logheight/2913"/>
              <draw:equation draw:name="f8" draw:formula="93*logwidth/2175"/>
              <draw:equation draw:name="f9" draw:formula="661*logheight/2913"/>
              <draw:equation draw:name="f10" draw:formula="0*logwidth/2175"/>
              <draw:equation draw:name="f11" draw:formula="238*logheight/2913"/>
              <draw:equation draw:name="f12" draw:formula="70*logwidth/2175"/>
              <draw:equation draw:name="f13" draw:formula="195*logheight/2913"/>
              <draw:equation draw:name="f14" draw:formula="638*logwidth/2175"/>
              <draw:equation draw:name="f15" draw:formula="648*logheight/2913"/>
              <draw:equation draw:name="f16" draw:formula="1127*logwidth/2175"/>
              <draw:equation draw:name="f17" draw:formula="1052*logheight/2913"/>
              <draw:equation draw:name="f18" draw:formula="1896*logwidth/2175"/>
              <draw:equation draw:name="f19" draw:formula="2283*logheight/2913"/>
              <draw:equation draw:name="f20" draw:formula="logwidth"/>
              <draw:equation draw:name="f21" draw:formula="logheight"/>
            </draw:enhanced-geometry>
          </draw:custom-shape>
        </draw:g>
        <presentation:notes draw:style-name="dp2">
          <office:forms form:automatic-focus="false" form:apply-design-mode="false"/>
          <draw:page-thumbnail draw:style-name="gr6" draw:layer="layout" svg:width="19.798cm" svg:height="11.136cm" svg:x="0.6cm" svg:y="2.257cm" draw:page-number="4"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Open Sans Light1" svg:font-family="'Open Sans Light'"/>
    <style:font-face style:name="OpenSymbol2" svg:font-family="OpenSymbol, 'Arial Unicode MS'"/>
    <style:font-face style:name="Arial3" svg:font-family="Arial" style:font-family-generic="swiss"/>
    <style:font-face style:name="Open Sans1" svg:font-family="'Open Sans'"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alibri Light" svg:font-family="'Calibri Light'" style:font-pitch="variable"/>
    <style:font-face style:name="Liberation Sans3" svg:font-family="'Liberation Sans'" style:font-pitch="variable"/>
    <style:font-face style:name="Liberation Serif2" svg:font-family="'Liberation Serif'" style:font-pitch="variable"/>
    <style:font-face style:name="Microsoft YaHei2" svg:font-family="'Microsoft YaHei'" style:font-pitch="variable"/>
    <style:font-face style:name="Open Sans Light" svg:font-family="'Open Sans Light'" style:font-pitch="variable"/>
    <style:font-face style:name="OpenSymbol1" svg:font-family="OpenSymbol, 'Arial Unicode MS'" style:font-pitch="variable"/>
    <style:font-face style:name="Segoe UI2" svg:font-family="'Segoe UI'" style:font-pitch="variable"/>
    <style:font-face style:name="Tahoma1" svg:font-family="Tahoma" style:font-pitch="variable"/>
    <style:font-face style:name="Microsoft YaHei1" svg:font-family="'Microsoft YaHei'" style:font-family-generic="modern" style:font-pitch="variable"/>
    <style:font-face style:name="Open Sans" svg:font-family="'Open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2" svg:font-family="Arial"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80dede" draw:end-color="#85c1e7" draw:start-intensity="100%" draw:end-intensity="100%" draw:angle="2030" draw:border="0%"/>
    <draw:gradient draw:name="Gradient_20_10" draw:display-name="Gradient 10" draw:style="linear" draw:start-color="#6672e4" draw:end-color="#7cefd8" draw:start-intensity="100%" draw:end-intensity="100%" draw:angle="2187" draw:border="17%"/>
    <draw:gradient draw:name="Gradient_20_11" draw:display-name="Gradient 11" draw:style="linear" draw:start-color="#7cefd8" draw:end-color="#6672e4" draw:start-intensity="100%" draw:end-intensity="100%" draw:angle="0" draw:border="0%"/>
    <draw:gradient draw:name="Gradient_20_12" draw:display-name="Gradient 12" draw:style="ellipsoid" draw:cx="50%" draw:cy="70%" draw:start-color="#030341" draw:end-color="#6fc9e0" draw:start-intensity="100%" draw:end-intensity="100%" draw:angle="900" draw:border="0%"/>
    <draw:gradient draw:name="Gradient_20_13" draw:display-name="Gradient 13" draw:style="linear" draw:start-color="#7289f2" draw:end-color="#7289f2" draw:start-intensity="100%" draw:end-intensity="100%" draw:angle="3200" draw:border="26%"/>
    <draw:gradient draw:name="Gradient_20_14" draw:display-name="Gradient 14" draw:style="linear" draw:start-color="#7289f2" draw:end-color="#7289f2" draw:start-intensity="100%" draw:end-intensity="100%" draw:angle="3406" draw:border="26%"/>
    <draw:gradient draw:name="Gradient_20_15" draw:display-name="Gradient 15" draw:style="linear" draw:start-color="#f7bdbb" draw:end-color="#f7bdbb" draw:start-intensity="100%" draw:end-intensity="100%" draw:angle="0" draw:border="75%"/>
    <draw:gradient draw:name="Gradient_20_16" draw:display-name="Gradient 16" draw:style="linear" draw:start-color="#4bc3e2" draw:end-color="#4bc3e2" draw:start-intensity="100%" draw:end-intensity="100%" draw:angle="0" draw:border="49%"/>
    <draw:gradient draw:name="Gradient_20_17" draw:display-name="Gradient 17" draw:style="linear" draw:start-color="#7cefd8" draw:end-color="#6672e4" draw:start-intensity="100%" draw:end-intensity="100%" draw:angle="3200" draw:border="0%"/>
    <draw:gradient draw:name="Gradient_20_18" draw:display-name="Gradient 18" draw:style="linear" draw:start-color="#882be5" draw:end-color="#6672e4" draw:start-intensity="100%" draw:end-intensity="100%" draw:angle="3000" draw:border="0%"/>
    <draw:gradient draw:name="Gradient_20_19" draw:display-name="Gradient 19" draw:style="linear" draw:start-color="#6672e4" draw:end-color="#882be5" draw:start-intensity="100%" draw:end-intensity="100%" draw:angle="3500" draw:border="0%"/>
    <draw:gradient draw:name="Gradient_20_2" draw:display-name="Gradient 2" draw:style="linear" draw:start-color="#7cefd8" draw:end-color="#6672e4" draw:start-intensity="100%" draw:end-intensity="100%" draw:angle="2030" draw:border="0%"/>
    <draw:gradient draw:name="Gradient_20_20" draw:display-name="Gradient 20" draw:style="linear" draw:start-color="#882be5" draw:end-color="#6672e4" draw:start-intensity="100%" draw:end-intensity="100%" draw:angle="600" draw:border="0%"/>
    <draw:gradient draw:name="Gradient_20_21" draw:display-name="Gradient 21" draw:style="linear" draw:start-color="#6672e4" draw:end-color="#7cefd8" draw:start-intensity="100%" draw:end-intensity="100%" draw:angle="0" draw:border="0%"/>
    <draw:gradient draw:name="Gradient_20_22" draw:display-name="Gradient 22" draw:style="linear" draw:start-color="#16286e" draw:end-color="#7d4bc9" draw:start-intensity="100%" draw:end-intensity="100%" draw:angle="1800" draw:border="22%"/>
    <draw:gradient draw:name="Gradient_20_23" draw:display-name="Gradient 23" draw:style="linear" draw:start-color="#6524de" draw:end-color="#6524de" draw:start-intensity="100%" draw:end-intensity="100%" draw:angle="1800" draw:border="24%"/>
    <draw:gradient draw:name="Gradient_20_24" draw:display-name="Gradient 24" draw:style="linear" draw:start-color="#7d4bc9" draw:end-color="#16286e" draw:start-intensity="100%" draw:end-intensity="100%" draw:angle="0" draw:border="0%"/>
    <draw:gradient draw:name="Gradient_20_25" draw:display-name="Gradient 25" draw:style="linear" draw:start-color="#bb7ffb" draw:end-color="#fb95e9" draw:start-intensity="100%" draw:end-intensity="100%" draw:angle="0" draw:border="0%"/>
    <draw:gradient draw:name="Gradient_20_26" draw:display-name="Gradient 26" draw:style="linear" draw:start-color="#6313dc" draw:end-color="#1e3ada" draw:start-intensity="100%" draw:end-intensity="100%" draw:angle="900" draw:border="28%"/>
    <draw:gradient draw:name="Gradient_20_27" draw:display-name="Gradient 27" draw:style="linear" draw:start-color="#7cefd8" draw:end-color="#6c92e1" draw:start-intensity="100%" draw:end-intensity="100%" draw:angle="0" draw:border="0%"/>
    <draw:gradient draw:name="Gradient_20_28" draw:display-name="Gradient 28" draw:style="linear" draw:start-color="#7cefd8" draw:end-color="#6672e4" draw:start-intensity="100%" draw:end-intensity="100%" draw:angle="3300" draw:border="0%"/>
    <draw:gradient draw:name="Gradient_20_3" draw:display-name="Gradient 3" draw:style="linear" draw:start-color="#6672e4" draw:end-color="#7cefd8" draw:start-intensity="100%" draw:end-intensity="100%" draw:angle="1230" draw:border="0%"/>
    <draw:gradient draw:name="Gradient_20_4" draw:display-name="Gradient 4" draw:style="ellipsoid" draw:cx="70%" draw:cy="70%" draw:start-color="#fe7b4c" draw:end-color="#fe916a" draw:start-intensity="100%" draw:end-intensity="100%" draw:angle="900" draw:border="0%"/>
    <draw:gradient draw:name="Gradient_20_5" draw:display-name="Gradient 5" draw:style="linear" draw:start-color="#7cefd8" draw:end-color="#6672e4" draw:start-intensity="100%" draw:end-intensity="100%" draw:angle="100" draw:border="0%"/>
    <draw:gradient draw:name="Gradient_20_6" draw:display-name="Gradient 6" draw:style="linear" draw:start-color="#03002f" draw:end-color="#f870ff" draw:start-intensity="100%" draw:end-intensity="100%" draw:angle="1200" draw:border="0%"/>
    <draw:gradient draw:name="Gradient_20_7" draw:display-name="Gradient 7" draw:style="linear" draw:start-color="#b0c7ff" draw:end-color="#e5c3ff" draw:start-intensity="100%" draw:end-intensity="100%" draw:angle="2700" draw:border="35%"/>
    <draw:gradient draw:name="Gradient_20_8" draw:display-name="Gradient 8" draw:style="linear" draw:start-color="#3e04a9" draw:end-color="#0a2ddb" draw:start-intensity="100%" draw:end-intensity="100%" draw:angle="500" draw:border="17%"/>
    <draw:gradient draw:name="Gradient_20_9" draw:display-name="Gradient 9" draw:style="linear" draw:start-color="#371dbd" draw:end-color="#5936e0" draw:start-intensity="100%" draw:end-intensity="100%" draw:angle="2300" draw:border="44%"/>
    <draw:gradient draw:name="Shapes" draw:style="rectangular" draw:cx="50%" draw:cy="50%" draw:start-color="#cccccc" draw:end-color="#ffffff" draw:start-intensity="100%" draw:end-intensity="100%" draw:angle="0" draw:border="0%"/>
    <draw:opacity draw:name="msTransGradient_20_1" draw:display-name="msTransGradient 1" draw:style="linear" draw:start="54%" draw:end="0%" draw:angle="3200" draw:border="26%"/>
    <draw:opacity draw:name="msTransGradient_20_10" draw:display-name="msTransGradient 10" draw:style="linear" draw:start="79%" draw:end="84%" draw:angle="3300" draw:border="0%"/>
    <draw:opacity draw:name="msTransGradient_20_11" draw:display-name="msTransGradient 11" draw:style="linear" draw:start="79%" draw:end="84%" draw:angle="0" draw:border="0%"/>
    <draw:opacity draw:name="msTransGradient_20_12" draw:display-name="msTransGradient 12" draw:style="linear" draw:start="79%" draw:end="84%" draw:angle="0" draw:border="0%"/>
    <draw:opacity draw:name="msTransGradient_20_13" draw:display-name="msTransGradient 13" draw:style="linear" draw:start="79%" draw:end="84%" draw:angle="0" draw:border="0%"/>
    <draw:opacity draw:name="msTransGradient_20_14" draw:display-name="msTransGradient 14" draw:style="linear" draw:start="79%" draw:end="84%" draw:angle="0" draw:border="0%"/>
    <draw:opacity draw:name="msTransGradient_20_2" draw:display-name="msTransGradient 2" draw:style="linear" draw:start="54%" draw:end="0%" draw:angle="3406" draw:border="26%"/>
    <draw:opacity draw:name="msTransGradient_20_3" draw:display-name="msTransGradient 3" draw:style="linear" draw:start="100%" draw:end="0%" draw:angle="0" draw:border="75%"/>
    <draw:opacity draw:name="msTransGradient_20_4" draw:display-name="msTransGradient 4" draw:style="linear" draw:start="0%" draw:end="63%" draw:angle="0" draw:border="49%"/>
    <draw:opacity draw:name="msTransGradient_20_5" draw:display-name="msTransGradient 5" draw:style="linear" draw:start="54%" draw:end="0%" draw:angle="3200" draw:border="26%"/>
    <draw:opacity draw:name="msTransGradient_20_6" draw:display-name="msTransGradient 6" draw:style="linear" draw:start="0%" draw:end="0%" draw:angle="1800" draw:border="24%"/>
    <draw:opacity draw:name="msTransGradient_20_7" draw:display-name="msTransGradient 7" draw:style="linear" draw:start="79%" draw:end="84%" draw:angle="0" draw:border="0%"/>
    <draw:opacity draw:name="msTransGradient_20_8" draw:display-name="msTransGradient 8" draw:style="linear" draw:start="79%" draw:end="84%" draw:angle="3300" draw:border="0%"/>
    <draw:opacity draw:name="msTransGradient_20_9" draw:display-name="msTransGradient 9" draw:style="linear" draw:start="79%" draw:end="84%" draw:angle="3300" draw:border="0%"/>
    <draw:marker draw:name="Arrow" svg:viewBox="0 0 20 30" svg:d="M10 0l-10 30h20z"/>
    <draw:marker draw:name="msArrowOvalEnd_20_1" draw:display-name="msArrowOvalEnd 1" svg:viewBox="0 0 200 200" svg:d="M100 0l50 14 36 36 14 50-14 50-36 36-50 14-50-14-36-36-14-50 14-50 36-3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D"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text-properties style:use-window-font-color="true" fo:language="en" fo:country="ID" style:letter-kerning="true" style:font-name-asian="Arial1" style:font-family-asian="Arial" style:font-pitch-asian="variable" style:font-size-asian="12pt" style:language-asian="hi" style:country-asian="IN"/>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Arial1" style:font-family-asian="Arial" style:font-pitch-asian="variable" style:font-size-asian="14pt" style:font-weight-asian="bold"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Arial1" style:font-family-asian="Arial" style:font-pitch-asian="variable" style:font-size-asian="14pt"/>
    </style:style>
    <style:style style:name="Strong_20_Emphasis" style:display-name="Strong Emphasis" style:family="graphic">
      <style:paragraph-properties style:text-autospace="none"/>
      <style:text-properties fo:font-weight="bold" style:font-weight-asian="bold" style:font-weight-complex="bold"/>
    </style:style>
    <style:style style:name="Emphasis" style:family="graphic">
      <style:paragraph-properties style:text-autospace="none"/>
      <style:text-properties fo:font-style="italic" style:font-style-asian="italic" style:font-style-complex="italic"/>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text-properties fo:font-weight="normal" style:font-weight-asian="normal" style:font-weight-complex="normal"/>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Arial3" style:font-family-asian="Arial" style:font-family-generic-asian="swiss"/>
    </style:style>
    <style:style style:name="Caption" style:family="graphic">
      <style:paragraph-properties fo:margin-top="0.374cm" fo:margin-bottom="0.374cm" style:text-autospace="none"/>
      <style:text-properties fo:font-style="italic" style:font-name-asian="Arial3" style:font-family-asian="Arial"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Arial3"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27cm"/>
    </style:style>
    <style:style style:name="Mpr8"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margin-top="0cm" fo:margin-bottom="0cm" fo:line-height="9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Date Placeholder 1" presentation:style-name="Mpr1" draw:text-style-name="MP6" draw:layer="backgroundobjects" svg:width="7.619cm" svg:height="1.013cm" svg:x="2.328cm" svg:y="17.657cm" presentation:class="date-time" presentation:user-transformed="true">
        <draw:text-box>
          <text:p text:style-name="MP5"><text:span text:style-name="MT2"><text:date style:data-style-name="D1" text:date-value="2019-07-08">7/8/19</text:date></text:span></text:p>
        </draw:text-box>
      </draw:frame>
      <draw:frame draw:name="Footer Placeholder 2" presentation:style-name="Mpr1" draw:text-style-name="MP6" draw:layer="backgroundobjects" svg:width="11.429cm" svg:height="1.013cm" svg:x="11.218cm" svg:y="17.657cm" presentation:class="footer" presentation:user-transformed="true">
        <draw:text-box>
          <text:p/>
        </draw:text-box>
      </draw:frame>
      <draw:frame draw:name="Slide Number Placeholder 3" presentation:style-name="Mpr1" draw:text-style-name="MP6" draw:layer="backgroundobjects" svg:width="7.619cm" svg:height="1.013cm" svg:x="23.918cm" svg:y="17.657cm" presentation:class="page-number" presentation:user-transformed="true">
        <draw:text-box>
          <text:p text:style-name="MP7"><text:span text:style-name="MT2"><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4" draw:text-style-name="MP9" draw:layer="backgroundobjects" svg:width="29.209cm" svg:height="3.681cm" svg:x="2.328cm" svg:y="1.014cm" presentation:class="title" presentation:user-transformed="true">
        <draw:text-box>
          <text:p text:style-name="MP8"><text:span text:style-name="MT3">Click to edit Master title style</text:span></text:p>
        </draw:text-box>
      </draw:frame>
      <draw:frame draw:name="Content Placeholder 2" presentation:style-name="Mpr5" draw:text-style-name="MP12" draw:layer="backgroundobjects" svg:width="29.209cm" svg:height="12.086cm" svg:x="2.328cm" svg:y="5.071cm" presentation:class="outline" presentation:user-transformed="true">
        <draw:text-box>
          <text:list text:style-name="ML3">
            <text:list-item>
              <text:p text:style-name="MP10"><text:span text:style-name="MT4">Edit Master text styles</text:span></text:p>
              <text:list>
                <text:list-item>
                  <text:p text:style-name="MP11"><text:span text:style-name="MT5">Second level</text:span></text:p>
                  <text:list>
                    <text:list-item>
                      <text:p text:style-name="MP11"><text:span text:style-name="MT6">Third level</text:span></text:p>
                      <text:list>
                        <text:list-item>
                          <text:p text:style-name="MP11"><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frame draw:name="Date Placeholder 3" presentation:style-name="Mpr6" draw:text-style-name="MP6" draw:layer="backgroundobjects" svg:width="7.619cm" svg:height="1.013cm" svg:x="2.328cm" svg:y="17.657cm" presentation:class="date-time" presentation:user-transformed="true">
        <draw:text-box>
          <text:p text:style-name="MP5"><text:span text:style-name="MT2"><text:date style:data-style-name="D1" text:date-value="2019-07-08">7/8/19</text:date></text:span></text:p>
        </draw:text-box>
      </draw:frame>
      <draw:frame draw:name="Footer Placeholder 4" presentation:style-name="Mpr6" draw:text-style-name="MP6" draw:layer="backgroundobjects" svg:width="11.429cm" svg:height="1.013cm" svg:x="11.218cm" svg:y="17.657cm" presentation:class="footer" presentation:user-transformed="true">
        <draw:text-box>
          <text:p/>
        </draw:text-box>
      </draw:frame>
      <draw:frame draw:name="Slide Number Placeholder 5" presentation:style-name="Mpr6" draw:text-style-name="MP6" draw:layer="backgroundobjects" svg:width="7.619cm" svg:height="1.013cm" svg:x="23.918cm" svg:y="17.657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deni pramadita</meta:initial-creator>
    <meta:editing-cycles>58</meta:editing-cycles>
    <meta:creation-date>2018-01-29T07:36:00</meta:creation-date>
    <dc:date>2019-07-08T17:01:29.506000000</dc:date>
    <meta:editing-duration>P1DT2H6M51S</meta:editing-duration>
    <meta:generator>LibreOffice/6.2.0.3$Windows_X86_64 LibreOffice_project/98c6a8a1c6c7b144ce3cc729e34964b47ce25d62</meta:generator>
    <meta:document-statistic meta:object-count="11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office:meta>
</office:document-meta>
</file>